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OpenSymbol" svg:font-family="OpenSymbol" style:font-charset="x-symbol"/>
    <style:font-face style:name="Times New Roman" svg:font-family="'Times New Roman'" style:font-charset="x-symbol"/>
    <style:font-face style:name="Courier New" svg:font-family="'Courier New'"/>
    <style:font-face style:name="NotoSerif" svg:font-family="NotoSerif"/>
    <style:font-face style:name="Liberation Serif" svg:font-family="'Liberation Serif'" style:font-adornments="Condensed" style:font-family-generic="roman"/>
    <style:font-face style:name="Noto Serif2" svg:font-family="'Noto Serif'" style:font-family-generic="roman"/>
    <style:font-face style:name="Arial Unicode MS" svg:font-family="'Arial Unicode MS'" style:font-family-generic="swiss"/>
    <style:font-face style:name="Liberation Sans" svg:font-family="'Liberation Sans'" style:font-adornments="Regular" style:font-family-generic="swiss"/>
    <style:font-face style:name="Noto Sans6" svg:font-family="'Noto Sans'" style:font-family-generic="swiss"/>
    <style:font-face style:name="Liberation Mono" svg:font-family="'Liberation Mono'" style:font-family-generic="modern" style:font-pitch="fixed"/>
    <style:font-face style:name="Handlee" svg:font-family="Handlee" style:font-pitch="variable"/>
    <style:font-face style:name="Noto Mono1" svg:font-family="'Noto Mono'" style:font-pitch="variable"/>
    <style:font-face style:name="Noto Mono" svg:font-family="'Noto Mono'" style:font-adornments="Bold" style:font-pitch="variable"/>
    <style:font-face style:name="Noto Mono2" svg:font-family="'Noto Mono'" style:font-adornments="Regular" style:font-pitch="variable"/>
    <style:font-face style:name="Pacifico" svg:font-family="Pacifico" style:font-adornments="Regular" style:font-pitch="variable"/>
    <style:font-face style:name="Courier New1" svg:font-family="'Courier New'" style:font-adornments="Regular" style:font-family-generic="modern" style:font-pitch="variable"/>
    <style:font-face style:name="Book Antiqua" svg:font-family="'Book Antiqua'" style:font-family-generic="roman" style:font-pitch="variable"/>
    <style:font-face style:name="DejaVu Serif" svg:font-family="'DejaVu Serif'" style:font-family-generic="roman" style:font-pitch="variable"/>
    <style:font-face style:name="Noto Serif" svg:font-family="'Noto Serif'" style:font-family-generic="roman" style:font-pitch="variable"/>
    <style:font-face style:name="Noto Serif1" svg:font-family="'Noto Serif'" style:font-adornments="Bold" style:font-family-generic="roman" style:font-pitch="variable"/>
    <style:font-face style:name="Noto Serif3" svg:font-family="'Noto Serif'" style:font-adornments="Regular" style:font-family-generic="roman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adornments="Regular" style:font-family-generic="roman" style:font-pitch="variable"/>
    <style:font-face style:name="Helvetica" svg:font-family="Helvetica" style:font-adornments="Regular" style:font-family-generic="swiss" style:font-pitch="variable"/>
    <style:font-face style:name="Noto Sans1" svg:font-family="'Noto Sans'" style:font-adornments="Bold" style:font-family-generic="swiss" style:font-pitch="variable"/>
    <style:font-face style:name="Noto Sans2" svg:font-family="'Noto Sans'" style:font-adornments="Condensed" style:font-family-generic="swiss" style:font-pitch="variable"/>
    <style:font-face style:name="Noto Sans8" svg:font-family="'Noto Sans'" style:font-adornments="Condensed Bold" style:font-family-generic="swiss" style:font-pitch="variable"/>
    <style:font-face style:name="Noto Sans3" svg:font-family="'Noto Sans'" style:font-adornments="Condensed Bold Italic" style:font-family-generic="swiss" style:font-pitch="variable"/>
    <style:font-face style:name="Noto Sans5" svg:font-family="'Noto Sans'" style:font-adornments="Condensed Italic" style:font-family-generic="swiss" style:font-pitch="variable"/>
    <style:font-face style:name="Noto Sans7" svg:font-family="'Noto Sans'" style:font-adornments="Italic" style:font-family-generic="swiss" style:font-pitch="variable"/>
    <style:font-face style:name="Noto Sans" svg:font-family="'Noto Sans'" style:font-adornments="Light" style:font-family-generic="swiss" style:font-pitch="variable"/>
    <style:font-face style:name="Noto Sans4" svg:font-family="'Noto Sans'" style:font-adornments="Regular" style:font-family-generic="swiss" style:font-pitch="variable"/>
    <style:font-face style:name="Arial Unicode MS1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officeooo:paragraph-rsid="00334a2f"/>
    </style:style>
    <style:style style:name="P2" style:family="paragraph" style:parent-style-name="Text_20_body">
      <style:text-properties officeooo:paragraph-rsid="0040382c"/>
    </style:style>
    <style:style style:name="P3" style:family="paragraph" style:parent-style-name="Text_20_body">
      <style:text-properties officeooo:paragraph-rsid="00427b68"/>
    </style:style>
    <style:style style:name="P4" style:family="paragraph" style:parent-style-name="Text_20_body">
      <style:text-properties officeooo:rsid="003b6dbe" officeooo:paragraph-rsid="0049b6b7"/>
    </style:style>
    <style:style style:name="P5" style:family="paragraph" style:parent-style-name="Text_20_body">
      <style:paragraph-properties fo:margin-left="0.5in" fo:margin-right="0in" fo:text-indent="0in" style:auto-text-indent="false"/>
      <style:text-properties style:font-name="Noto Serif" fo:font-size="12pt" officeooo:paragraph-rsid="00334a2f" style:font-size-asian="12pt" style:font-size-complex="12pt"/>
    </style:style>
    <style:style style:name="P6" style:family="paragraph" style:parent-style-name="Normal_20_No_20_Spell">
      <style:text-properties fo:font-size="14pt" officeooo:rsid="0138e843" officeooo:paragraph-rsid="003da6c3" style:font-size-asian="12.25pt" style:font-size-complex="14pt"/>
    </style:style>
    <style:style style:name="P7" style:family="paragraph" style:parent-style-name="Body_20_Text" style:list-style-name="DWS_20_Numbered_20_List">
      <style:text-properties officeooo:paragraph-rsid="0038d79b"/>
    </style:style>
    <style:style style:name="P8" style:family="paragraph" style:parent-style-name="Heading_20_2">
      <style:text-properties officeooo:paragraph-rsid="0039d609"/>
    </style:style>
    <style:style style:name="P9" style:family="paragraph" style:parent-style-name="Heading_20_2">
      <style:text-properties officeooo:paragraph-rsid="00334a2f"/>
    </style:style>
    <style:style style:name="P10" style:family="paragraph" style:parent-style-name="Heading_20_2" style:list-style-name="">
      <style:paragraph-properties fo:line-height="100%" fo:text-align="start" style:justify-single-word="false" fo:hyphenation-ladder-count="no-limit"/>
      <style:text-properties officeooo:paragraph-rsid="00334a2f" fo:hyphenate="true" fo:hyphenation-remain-char-count="2" fo:hyphenation-push-char-count="2" loext:hyphenation-no-caps="true"/>
    </style:style>
    <style:style style:name="P11" style:family="paragraph" style:parent-style-name="Heading_20_2">
      <style:paragraph-properties fo:break-before="page"/>
      <style:text-properties officeooo:paragraph-rsid="00334a2f"/>
    </style:style>
    <style:style style:name="P12" style:family="paragraph" style:parent-style-name="Text_20_body" style:list-style-name="DWS_20_Bullet_20_List">
      <style:text-properties officeooo:paragraph-rsid="0039d609"/>
    </style:style>
    <style:style style:name="P13" style:family="paragraph" style:parent-style-name="Text_20_body" style:list-style-name="DWS_20_Bullet_20_List">
      <style:text-properties style:use-window-font-color="true" loext:opacity="0%" style:font-name="NotoSerif" fo:font-size="12pt" officeooo:rsid="0039d609" officeooo:paragraph-rsid="0039d609"/>
    </style:style>
    <style:style style:name="P14" style:family="paragraph" style:parent-style-name="Text_20_body" style:list-style-name="L1">
      <style:text-properties officeooo:paragraph-rsid="00334a2f"/>
    </style:style>
    <style:style style:name="P15" style:family="paragraph" style:parent-style-name="Text_20_body" style:list-style-name="L1">
      <style:text-properties officeooo:rsid="0032d245" officeooo:paragraph-rsid="00334a2f"/>
    </style:style>
    <style:style style:name="P16" style:family="paragraph" style:parent-style-name="Text_20_body" style:list-style-name="L1">
      <style:text-properties officeooo:rsid="0040382c" officeooo:paragraph-rsid="0040382c"/>
    </style:style>
    <style:style style:name="P17" style:family="paragraph" style:parent-style-name="Text_20_body" style:list-style-name="L2">
      <style:text-properties officeooo:paragraph-rsid="00334a2f"/>
    </style:style>
    <style:style style:name="P18" style:family="paragraph" style:parent-style-name="Text_20_body" style:list-style-name="L2">
      <style:text-properties officeooo:rsid="00286c28" officeooo:paragraph-rsid="00334a2f"/>
    </style:style>
    <style:style style:name="P19" style:family="paragraph" style:parent-style-name="Text_20_body" style:list-style-name="L3">
      <style:text-properties officeooo:rsid="002a216b" officeooo:paragraph-rsid="00384cf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384cfb" style:font-weight-asian="bold" style:font-weight-complex="bold"/>
    </style:style>
    <style:style style:name="T3" style:family="text">
      <style:text-properties fo:font-weight="bold" officeooo:rsid="00456a56" style:font-weight-asian="bold" style:font-weight-complex="bold"/>
    </style:style>
    <style:style style:name="T4" style:family="text">
      <style:text-properties fo:font-weight="bold" officeooo:rsid="0047da03" style:font-weight-asian="bold" style:font-weight-complex="bold"/>
    </style:style>
    <style:style style:name="T5" style:family="text">
      <style:text-properties fo:font-weight="bold" officeooo:rsid="0049b6b7" style:font-weight-asian="bold" style:font-weight-complex="bold"/>
    </style:style>
    <style:style style:name="T6" style:family="text">
      <style:text-properties style:use-window-font-color="true" loext:opacity="0%" style:font-name="NotoSerif" fo:font-size="12pt" officeooo:rsid="00294eb1"/>
    </style:style>
    <style:style style:name="T7" style:family="text">
      <style:text-properties style:use-window-font-color="true" loext:opacity="0%" style:font-name="NotoSerif" fo:font-size="12pt" officeooo:rsid="00352328"/>
    </style:style>
    <style:style style:name="T8" style:family="text">
      <style:text-properties style:use-window-font-color="true" loext:opacity="0%" style:font-name="NotoSerif" fo:font-size="12pt" officeooo:rsid="003415f2"/>
    </style:style>
    <style:style style:name="T9" style:family="text">
      <style:text-properties style:use-window-font-color="true" loext:opacity="0%" style:font-name="NotoSerif" fo:font-size="12pt" officeooo:rsid="0036f7bc"/>
    </style:style>
    <style:style style:name="T10" style:family="text">
      <style:text-properties style:use-window-font-color="true" loext:opacity="0%" style:font-name="NotoSerif" fo:font-size="12pt" officeooo:rsid="0039d609"/>
    </style:style>
    <style:style style:name="T11" style:family="text">
      <style:text-properties style:use-window-font-color="true" loext:opacity="0%" style:font-name="NotoSerif" fo:font-size="12pt" officeooo:rsid="003c7004"/>
    </style:style>
    <style:style style:name="T12" style:family="text">
      <style:text-properties style:use-window-font-color="true" loext:opacity="0%" style:font-name="NotoSerif" fo:font-size="12pt" officeooo:rsid="0040382c"/>
    </style:style>
    <style:style style:name="T13" style:family="text">
      <style:text-properties style:use-window-font-color="true" loext:opacity="0%" style:font-name="NotoSerif" fo:font-size="12pt" officeooo:rsid="00412c6f"/>
    </style:style>
    <style:style style:name="T14" style:family="text">
      <style:text-properties style:use-window-font-color="true" loext:opacity="0%" style:font-name="NotoSerif" fo:font-size="12pt" officeooo:rsid="00427b68"/>
    </style:style>
    <style:style style:name="T15" style:family="text">
      <style:text-properties style:use-window-font-color="true" loext:opacity="0%" style:font-name="NotoSerif" fo:font-size="12pt" officeooo:rsid="00456a56"/>
    </style:style>
    <style:style style:name="T16" style:family="text">
      <style:text-properties style:use-window-font-color="true" loext:opacity="0%" style:font-name="NotoSerif" fo:font-size="12pt" officeooo:rsid="004c17e9"/>
    </style:style>
    <style:style style:name="T17" style:family="text">
      <style:text-properties style:use-window-font-color="true" loext:opacity="0%" style:font-name="Liberation Serif" style:font-name-asian="Times New Roman1" style:font-name-complex="Times New Roman1"/>
    </style:style>
    <style:style style:name="T18" style:family="text">
      <style:text-properties style:use-window-font-color="true" loext:opacity="0%" style:font-name="Liberation Serif" fo:language="zxx" fo:country="none" fo:font-style="italic" fo:font-weight="bold" officeooo:rsid="013ba36a" style:font-name-asian="Times New Roman1" style:font-style-asian="italic" style:font-weight-asian="bold" style:font-name-complex="Times New Roman1" style:language-complex="zxx" style:country-complex="none" style:font-style-complex="italic" style:font-weight-complex="bold"/>
    </style:style>
    <style:style style:name="T19" style:family="text">
      <style:text-properties style:use-window-font-color="true" loext:opacity="0%" style:font-name="Liberation Serif" fo:language="zxx" fo:country="none" officeooo:rsid="013ba36a" style:font-name-asian="Times New Roman1" style:font-name-complex="Times New Roman1" style:language-complex="zxx" style:country-complex="none"/>
    </style:style>
    <style:style style:name="T20" style:family="text">
      <style:text-properties officeooo:rsid="00294eb1"/>
    </style:style>
    <style:style style:name="T21" style:family="text">
      <style:text-properties officeooo:rsid="0032d245"/>
    </style:style>
    <style:style style:name="T22" style:family="text">
      <style:text-properties officeooo:rsid="0033a494"/>
    </style:style>
    <style:style style:name="T23" style:family="text">
      <style:text-properties officeooo:rsid="00352328"/>
    </style:style>
    <style:style style:name="T24" style:family="text">
      <style:text-properties officeooo:rsid="0036f7bc"/>
    </style:style>
    <style:style style:name="T25" style:family="text">
      <style:text-properties fo:font-weight="normal" style:font-weight-asian="normal" style:font-weight-complex="normal"/>
    </style:style>
    <style:style style:name="T26" style:family="text">
      <style:text-properties fo:font-weight="normal" officeooo:rsid="0049b6b7" style:font-weight-asian="normal" style:font-weight-complex="normal"/>
    </style:style>
    <style:style style:name="T27" style:family="text">
      <style:text-properties officeooo:rsid="0038d79b"/>
    </style:style>
    <style:style style:name="T28" style:family="text">
      <style:text-properties officeooo:rsid="061aabb5"/>
    </style:style>
    <style:style style:name="T29" style:family="text">
      <style:text-properties fo:font-size="9pt" officeooo:rsid="061aabb5" style:font-size-asian="9pt" style:font-size-complex="9pt"/>
    </style:style>
    <style:style style:name="T30" style:family="text">
      <style:text-properties fo:font-size="9pt" fo:font-weight="normal" style:font-size-asian="9pt" style:font-weight-asian="normal" style:font-size-complex="9pt" style:font-weight-complex="normal"/>
    </style:style>
    <style:style style:name="T31" style:family="text">
      <style:text-properties fo:font-size="9pt" fo:font-weight="normal" officeooo:rsid="061aabb5" style:font-size-asian="9pt" style:font-weight-asian="normal" style:font-size-complex="9pt" style:font-weight-complex="normal"/>
    </style:style>
    <style:style style:name="T32" style:family="text">
      <style:text-properties fo:font-size="9pt" fo:font-weight="normal" officeooo:rsid="0296c6ad" style:font-size-asian="9pt" style:font-weight-asian="normal" style:font-size-complex="9pt" style:font-weight-complex="normal"/>
    </style:style>
    <style:style style:name="T33" style:family="text">
      <style:text-properties officeooo:rsid="057f4de8"/>
    </style:style>
    <style:style style:name="T34" style:family="text">
      <style:text-properties officeooo:rsid="00354481"/>
    </style:style>
    <style:style style:name="T35" style:family="text">
      <style:text-properties officeooo:rsid="0021407d"/>
    </style:style>
    <style:style style:name="T36" style:family="text">
      <style:text-properties officeooo:rsid="00247457"/>
    </style:style>
    <style:style style:name="T37" style:family="text">
      <style:text-properties officeooo:rsid="01b5fe62"/>
    </style:style>
    <style:style style:name="T38" style:family="text">
      <style:text-properties officeooo:rsid="00308962"/>
    </style:style>
    <style:style style:name="T39" style:family="text">
      <style:text-properties officeooo:rsid="05848a76"/>
    </style:style>
    <style:style style:name="T40" style:family="text">
      <style:text-properties officeooo:rsid="0030b88b"/>
    </style:style>
    <style:style style:name="T41" style:family="text">
      <style:text-properties officeooo:rsid="003c7004"/>
    </style:style>
    <style:style style:name="T42" style:family="text">
      <style:text-properties style:font-name-asian="Times New Roman1"/>
    </style:style>
    <style:style style:name="T43" style:family="text">
      <style:text-properties officeooo:rsid="0052eaf3" style:font-name-asian="Times New Roman1"/>
    </style:style>
    <style:style style:name="T44" style:family="text">
      <style:text-properties officeooo:rsid="003e87f3"/>
    </style:style>
    <style:style style:name="T45" style:family="text">
      <style:text-properties officeooo:rsid="0040382c"/>
    </style:style>
    <style:style style:name="T46" style:family="text">
      <style:text-properties officeooo:rsid="00412c6f"/>
    </style:style>
    <style:style style:name="T47" style:family="text">
      <style:text-properties fo:font-size="12pt" fo:font-weight="normal" officeooo:rsid="076d7943" style:font-size-asian="10.5pt" style:font-weight-asian="normal" style:font-size-complex="12pt" style:font-weight-complex="normal"/>
    </style:style>
    <style:style style:name="T48" style:family="text">
      <style:text-properties officeooo:rsid="004367eb"/>
    </style:style>
    <style:style style:name="T49" style:family="text">
      <style:text-properties officeooo:rsid="00456a56"/>
    </style:style>
    <style:style style:name="T50" style:family="text">
      <style:text-properties officeooo:rsid="0047da03"/>
    </style:style>
    <style:style style:name="T51" style:family="text">
      <style:text-properties style:font-name="Liberation Sans" officeooo:rsid="0047da03"/>
    </style:style>
    <style:style style:name="T52" style:family="text">
      <style:text-properties style:font-name="Noto Serif3" officeooo:rsid="0047da03"/>
    </style:style>
    <style:style style:name="T53" style:family="text">
      <style:text-properties officeooo:rsid="004c17e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DWS Book Template<text:span text:style-name="T24">s</text:span></text:h>
      <text:p text:style-name="P1">When I started writing an eBook with LibreOffice Writer I could not find a template that worked and demonstrated the styles used within the template, so I created <text:span text:style-name="T23">two</text:span>.</text:p>
      <text:h text:style-name="P8" text:outline-level="2">What’s Included</text:h>
      <text:list xml:id="list4221875948" text:style-name="DWS_20_Numbered_20_List">
        <text:list-item>
          <text:p text:style-name="P7"><text:span text:style-name="T34">LibreOffice</text:span> Writer template<text:span text:style-name="T27">s for both a novel and light technical books</text:span> containing a style sh<text:span text:style-name="T35">e</text:span>et and sample content for a book.</text:p>
        </text:list-item>
        <text:list-item>
          <text:p text:style-name="P7">A step-by-step set of instructions <text:span text:style-name="T31">(</text:span><text:span text:style-name="T32">DWS-BookTemp-Instructions.</text:span><text:span text:style-name="T31">pdf)</text:span><text:span text:style-name="T30"> </text:span>for:</text:p>
          <text:list>
            <text:list-item>
              <text:p text:style-name="P7">Setting u<text:span text:style-name="T36">p</text:span> the environment on Mac <text:span text:style-name="T37">or Windows </text:span>PC.</text:p>
            </text:list-item>
            <text:list-item>
              <text:p text:style-name="P7">Starting a book project <text:span text:style-name="T38">and p</text:span>roducing a PDF file for viewing and printing on US letter (8.5″ x 11″) paper, <text:span text:style-name="T40">and an EPUB </text:span><text:span text:style-name="T27">3</text:span><text:span text:style-name="T40"> for viewing </text:span><text:span text:style-name="T41">and submitting to Amazon. </text:span><text:span text:style-name="T3">Note:</text:span><text:span text:style-name="T49"> Amazon now wants EPUB files for submission!</text:span></text:p>
            </text:list-item>
            <text:list-item>
              <text:p text:style-name="P7">Creating both the JPEG cover for an eBook and a PDF file for the front cover, back cover and spine of a paperback book.</text:p>
            </text:list-item>
            <text:list-item>
              <text:p text:style-name="P7">Final post processing for paperback printing.</text:p>
            </text:list-item>
            <text:list-item>
              <text:p text:style-name="P7">Producing <text:span text:style-name="T39">an EPUB </text:span><text:span text:style-name="T27">3</text:span><text:span text:style-name="T39"> file</text:span> for viewing and submitting to book distributors.</text:p>
            </text:list-item>
          </text:list>
        </text:list-item>
        <text:list-item>
          <text:p text:style-name="P7">A <text:span text:style-name="T28">LibreOffice Calc Worksheet</text:span> to calculate the dimensions for a paperback cover. <text:span text:style-name="T29">(DWS-Book-Calc.ods)</text:span><text:span text:style-name="T33">.</text:span></text:p>
        </text:list-item>
      </text:list>
      <text:h text:style-name="Heading_20_2" text:outline-level="2">Files Included</text:h>
      <text:list xml:id="list3048109648" text:style-name="DWS_20_Bullet_20_List">
        <text:list-item>
          <text:p text:style-name="P12"><text:span text:style-name="T6">D</text:span><text:span text:style-name="T10">WS-BookTempNovel in </text:span><text:span text:style-name="T11">EPUB 3</text:span><text:span text:style-name="T10">, PDF and ODT source (~</text:span><text:span text:style-name="T16">6</text:span><text:span text:style-name="T12">0</text:span><text:span text:style-name="T10"> pages)</text:span></text:p>
        </text:list-item>
        <text:list-item>
          <text:p text:style-name="P13">DWS-BookTempTech in <text:span text:style-name="T44">EPUB 3, </text:span>PDF and ODT source (~<text:span text:style-name="T53">7</text:span><text:span text:style-name="T44">0</text:span> pages)</text:p>
        </text:list-item>
        <text:list-item>
          <text:p text:style-name="P13">DWS-BookTemp-Instructions in PDF (~3<text:span text:style-name="T45">5</text:span> pages)</text:p>
        </text:list-item>
        <text:list-item>
          <text:p text:style-name="P13">Calc/DWS-BookCalc.ods <text:span text:style-name="T49">(</text:span>a worksheet<text:span text:style-name="T49">)</text:span></text:p>
        </text:list-item>
      </text:list>
      <text:p text:style-name="P2"><text:span text:style-name="T6">T</text:span><text:span text:style-name="T8">here are </text:span><text:span text:style-name="T15">ODT, </text:span><text:span text:style-name="T8">PDF </text:span><text:span text:style-name="T9">and </text:span><text:span text:style-name="T11">EPUB</text:span><text:span text:style-name="T8"> versions of DWS-BookTemp</text:span><text:span text:style-name="T7">Novel</text:span><text:span text:style-name="T8"> </text:span><text:span text:style-name="T12">and </text:span><text:span text:style-name="T8">DWS-BookTemp</text:span><text:span text:style-name="T12">T</text:span><text:span text:style-name="T14">e</text:span><text:span text:style-name="T12">ch</text:span><text:span text:style-name="T7"> </text:span><text:span text:style-name="T8">included in this repository so that you can see how a sample </text:span><text:span text:style-name="T12">book </text:span><text:span text:style-name="T8">would be formatted as a paperback or </text:span><text:span text:style-name="T15">an</text:span><text:span text:style-name="T8"> </text:span><text:span text:style-name="T11">eBook</text:span><text:span text:style-name="T8">.</text:span></text:p>
      <text:h text:style-name="P9" text:outline-level="2">Getting Started</text:h>
      <text:p text:style-name="P6"><text:span text:style-name="Warning"><text:span text:style-name="T43">W</text:span></text:span><text:span text:style-name="Warning"><text:span text:style-name="T42">arning: </text:span></text:span><text:span text:style-name="T17">When viewing PDF files at GitHub, hyperlinks and links in the Table of Contents </text:span><text:span text:style-name="T18">may</text:span><text:span text:style-name="T19"> not be</text:span><text:span text:style-name="T17"> clickable! In the actual PDF files, when downloaded they are.</text:span></text:p>
      <text:p text:style-name="P1"/>
      <text:p text:style-name="P1"><text:soft-page-break/>The file <text:span text:style-name="T1">DWS-BookTemp-Instructions.pdf </text:span>contains the instructions for:</text:p>
      <text:list xml:id="list3483018549" text:style-name="L1">
        <text:list-item>
          <text:p text:style-name="P14">Software Installation on macOS &amp; Windows</text:p>
        </text:list-item>
        <text:list-item>
          <text:p text:style-name="P14">New Book Project Setup—The instructions to process the template into a paperback, EPUB3 and Kindle MOBI files. <text:span text:style-name="Note">Note:</text:span><text:span text:style-name="T50"> Most of these have been moved to the template.</text:span></text:p>
        </text:list-item>
        <text:list-item>
          <text:p text:style-name="P14">Post Processing Steps—The final steps prior to producing an eBook or paperback.</text:p>
        </text:list-item>
        <text:list-item>
          <text:p text:style-name="P15">Creating both an eBook cover and a paperback book cover.</text:p>
        </text:list-item>
        <text:list-item>
          <text:p text:style-name="P16">Other useful stuff.</text:p>
        </text:list-item>
      </text:list>
      <text:h text:style-name="P9" text:outline-level="2">Prerequisites</text:h>
      <text:p text:style-name="P1">None</text:p>
      <text:h text:style-name="P9" text:outline-level="2">Installing</text:h>
      <text:list xml:id="list2644497373" text:style-name="L2">
        <text:list-item>
          <text:p text:style-name="P17">See <text:span text:style-name="T1">DWS-BookTemp-Instructions.pdf</text:span></text:p>
        </text:list-item>
        <text:list-item>
          <text:p text:style-name="P18">Most directories have a <text:span text:style-name="T1">README.pdf </text:span>file to describe what they include.</text:p>
        </text:list-item>
      </text:list>
      <text:h text:style-name="P9" text:outline-level="2">Running the tests</text:h>
      <text:p text:style-name="P1">If you follow the example in the instructions, you will have a sample 8.5x11<text:span text:style-name="T51">ʺ</text:span> paperback, a<text:span text:style-name="T48">n</text:span> EPUB 3 eBook built using the template (<text:span text:style-name="T1">DWS-BookTemp</text:span><text:span text:style-name="T2">Novel</text:span><text:span text:style-name="T1">.odt</text:span>) as a test. <text:span text:style-name="T50">Each</text:span> showing <text:span text:style-name="T50">the</text:span> named style elements. <text:span text:style-name="T1">DWS-BookTemp</text:span><text:span text:style-name="T4">Novel</text:span><text:span text:style-name="T1">_Epub3.epub </text:span><text:span text:style-name="T22">is what the </text:span><text:span text:style-name="T52">novel</text:span><text:span text:style-name="T22"> will look like. </text:span><text:span text:style-name="T41">You can view this in any EPUB reader, including Amazon’s Kindle Previewer.</text:span></text:p>
      <text:p text:style-name="P4">You can follow the same instruction<text:span text:style-name="T41">s</text:span> using the DWS-BookT<text:span text:style-name="T41">e</text:span>mpTech template and get an example from the light technical template. <text:s/><text:span text:style-name="T1">DWS-BookTemp</text:span><text:span text:style-name="T5">Tech</text:span><text:span text:style-name="T1">_Epub3.epub </text:span><text:span text:style-name="T26">is now included in the repository.</text:span></text:p>
      <text:h text:style-name="P10" text:outline-level="2"/>
      <text:h text:style-name="P11" text:outline-level="2">Versioning</text:h>
      <text:p text:style-name="P1">LibreOffice Writer isn’t a good format for version control. However, each file contains a date-formatted version ID near the top of the file <text:span text:style-name="T20">similar to </text:span><text:span text:style-name="T21">the two lines </text:span><text:span text:style-name="T20">below.</text:span></text:p>
      <text:p text:style-name="P5"><text:span text:style-name="T1">File:</text:span> README.odt <text:span text:style-name="T1">Title</text:span>: README.odt <text:span text:style-name="T1">Author:</text:span> David Snow</text:p>
      <text:p text:style-name="P5"><text:span text:style-name="T1">Last Modified:</text:span> <text:s/>2020-09-14 03:22 PM by David Snow ― 306 words 2 pages.</text:p>
      <text:h text:style-name="P9" text:outline-level="2">Authors</text:h>
      <text:p text:style-name="P1">David W. Snow</text:p>
      <text:h text:style-name="P9" text:outline-level="2">License</text:h>
      <text:p text:style-name="P3">This project is licensed under <text:span text:style-name="Largest_20_Text"><text:span text:style-name="T47"><text:s/>a CC0 (</text:span></text:span><text:a xlink:type="simple" xlink:href="https://creativecommons.org/publicdomain/zero/1.0/" text:style-name="Internet_20_link" text:visited-style-name="Visited_20_Internet_20_Link"><text:span text:style-name="Largest_20_Text"><text:span text:style-name="T47">CC0 1.0 Universal</text:span></text:span></text:a><text:span text:style-name="Largest_20_Text"><text:span text:style-name="T47">) license.</text:span></text:span></text:p>
      <text:h text:style-name="P9" text:outline-level="2">Notes:</text:h>
      <text:list xml:id="list3043851352" text:style-name="L3">
        <text:list-item>
          <text:p text:style-name="P19"><text:span text:style-name="Menu-Shortcut"><text:span text:style-name="T25">README.md is created with pandoc via:</text:span></text:span><text:span text:style-name="Menu-Shortcut"><text:line-break/>pandoc README.odt -o README.md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OpenSymbol" svg:font-family="OpenSymbol" style:font-charset="x-symbol"/>
    <style:font-face style:name="Times New Roman" svg:font-family="'Times New Roman'" style:font-charset="x-symbol"/>
    <style:font-face style:name="Courier New" svg:font-family="'Courier New'"/>
    <style:font-face style:name="NotoSerif" svg:font-family="NotoSerif"/>
    <style:font-face style:name="Liberation Serif" svg:font-family="'Liberation Serif'" style:font-adornments="Condensed" style:font-family-generic="roman"/>
    <style:font-face style:name="Noto Serif2" svg:font-family="'Noto Serif'" style:font-family-generic="roman"/>
    <style:font-face style:name="Arial Unicode MS" svg:font-family="'Arial Unicode MS'" style:font-family-generic="swiss"/>
    <style:font-face style:name="Liberation Sans" svg:font-family="'Liberation Sans'" style:font-adornments="Regular" style:font-family-generic="swiss"/>
    <style:font-face style:name="Noto Sans6" svg:font-family="'Noto Sans'" style:font-family-generic="swiss"/>
    <style:font-face style:name="Liberation Mono" svg:font-family="'Liberation Mono'" style:font-family-generic="modern" style:font-pitch="fixed"/>
    <style:font-face style:name="Handlee" svg:font-family="Handlee" style:font-pitch="variable"/>
    <style:font-face style:name="Noto Mono1" svg:font-family="'Noto Mono'" style:font-pitch="variable"/>
    <style:font-face style:name="Noto Mono" svg:font-family="'Noto Mono'" style:font-adornments="Bold" style:font-pitch="variable"/>
    <style:font-face style:name="Noto Mono2" svg:font-family="'Noto Mono'" style:font-adornments="Regular" style:font-pitch="variable"/>
    <style:font-face style:name="Pacifico" svg:font-family="Pacifico" style:font-adornments="Regular" style:font-pitch="variable"/>
    <style:font-face style:name="Courier New1" svg:font-family="'Courier New'" style:font-adornments="Regular" style:font-family-generic="modern" style:font-pitch="variable"/>
    <style:font-face style:name="Book Antiqua" svg:font-family="'Book Antiqua'" style:font-family-generic="roman" style:font-pitch="variable"/>
    <style:font-face style:name="DejaVu Serif" svg:font-family="'DejaVu Serif'" style:font-family-generic="roman" style:font-pitch="variable"/>
    <style:font-face style:name="Noto Serif" svg:font-family="'Noto Serif'" style:font-family-generic="roman" style:font-pitch="variable"/>
    <style:font-face style:name="Noto Serif1" svg:font-family="'Noto Serif'" style:font-adornments="Bold" style:font-family-generic="roman" style:font-pitch="variable"/>
    <style:font-face style:name="Noto Serif3" svg:font-family="'Noto Serif'" style:font-adornments="Regular" style:font-family-generic="roman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adornments="Regular" style:font-family-generic="roman" style:font-pitch="variable"/>
    <style:font-face style:name="Helvetica" svg:font-family="Helvetica" style:font-adornments="Regular" style:font-family-generic="swiss" style:font-pitch="variable"/>
    <style:font-face style:name="Noto Sans1" svg:font-family="'Noto Sans'" style:font-adornments="Bold" style:font-family-generic="swiss" style:font-pitch="variable"/>
    <style:font-face style:name="Noto Sans2" svg:font-family="'Noto Sans'" style:font-adornments="Condensed" style:font-family-generic="swiss" style:font-pitch="variable"/>
    <style:font-face style:name="Noto Sans8" svg:font-family="'Noto Sans'" style:font-adornments="Condensed Bold" style:font-family-generic="swiss" style:font-pitch="variable"/>
    <style:font-face style:name="Noto Sans3" svg:font-family="'Noto Sans'" style:font-adornments="Condensed Bold Italic" style:font-family-generic="swiss" style:font-pitch="variable"/>
    <style:font-face style:name="Noto Sans5" svg:font-family="'Noto Sans'" style:font-adornments="Condensed Italic" style:font-family-generic="swiss" style:font-pitch="variable"/>
    <style:font-face style:name="Noto Sans7" svg:font-family="'Noto Sans'" style:font-adornments="Italic" style:font-family-generic="swiss" style:font-pitch="variable"/>
    <style:font-face style:name="Noto Sans" svg:font-family="'Noto Sans'" style:font-adornments="Light" style:font-family-generic="swiss" style:font-pitch="variable"/>
    <style:font-face style:name="Noto Sans4" svg:font-family="'Noto Sans'" style:font-adornments="Regular" style:font-family-generic="swiss" style:font-pitch="variable"/>
    <style:font-face style:name="Arial Unicode MS1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opacity draw:name="Transparency_20_1" draw:display-name="Transparency 1" draw:style="linear" draw:start="100%" draw:end="100%" draw:angle="0deg" draw:border="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Times New Roman" fo:font-size="12pt" fo:language="en" fo:country="none" style:letter-kerning="true" style:font-name-asian="Tahoma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fo:color="#000000" loext:opacity="100%" style:font-name="Times New Roman" fo:font-size="12pt" fo:language="en" fo:country="none" style:letter-kerning="true" style:font-name-asian="Tahoma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oto Sans6" fo:font-family="'Noto Sans'" style:font-family-generic="swiss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  <style:text-properties style:font-name="Noto Serif3" fo:font-family="'Noto Serif'" style:font-style-name="Regular" style:font-family-generic="roman" style:font-pitch="variable"/>
    </style:style>
    <style:style style:name="List" style:family="paragraph" style:parent-style-name="Text_20_body" style:class="list">
      <style:text-properties style:font-name="Noto Serif2" fo:font-family="'Noto Serif'" style:font-family-generic="roman"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Noto Sans6" fo:font-family="'Noto Sans'" style:font-family-generic="swiss"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oto Serif2" fo:font-family="'Noto Serif'" style:font-family-generic="roman" style:font-size-asian="12pt" style:font-name-complex="Arial Unicode MS" style:font-family-complex="'Arial Unicode MS'" style:font-family-generic-complex="swiss"/>
    </style:style>
    <style:style style:name="Heading_20_1" style:display-name="Heading 1" style:family="paragraph" style:parent-style-name="Heading_20_Font" style:next-style-name="Body_20_Text" style:default-outline-level="1" style:class="text" style:master-page-name="">
      <style:paragraph-properties fo:margin-top="0.9453in" fo:margin-bottom="0.0783in" style:contextual-spacing="false" fo:text-align="end" style:justify-single-word="false" style:page-number="auto" fo:break-before="auto" fo:break-after="auto" fo:keep-with-next="always"/>
      <style:text-properties fo:font-variant="normal" fo:text-transform="none" style:font-name="Noto Sans8" fo:font-family="'Noto Sans'" style:font-style-name="Condensed Bold" style:font-family-generic="swiss" style:font-pitch="variable" fo:font-size="18pt" fo:font-style="italic" fo:font-weight="normal"/>
    </style:style>
    <style:style style:name="Heading_20_2" style:display-name="Heading 2" style:family="paragraph" style:parent-style-name="Normal" style:next-style-name="Body_20_Text" style:default-outline-level="2" style:class="text" style:master-page-name="">
      <style:paragraph-properties fo:margin-top="0.1374in" fo:margin-bottom="0.0984in" style:contextual-spacing="false" fo:text-align="start" style:justify-single-word="false" style:page-number="auto" fo:padding="0in" fo:border="none" fo:keep-with-next="always"/>
      <style:text-properties fo:text-transform="capitalize" fo:color="#2a6099" loext:opacity="100%" style:font-name="Noto Sans7" fo:font-family="'Noto Sans'" style:font-style-name="Italic" style:font-family-generic="swiss" style:font-pitch="variable" fo:font-size="14pt" fo:font-style="italic" fo:font-weight="bold" officeooo:rsid="00354481"/>
    </style:style>
    <style:style style:name="Heading_20_3" style:display-name="Heading 3" style:family="paragraph" style:parent-style-name="Heading_20_Font" style:next-style-name="Body_20_Text" style:default-outline-level="3" style:class="text">
      <style:paragraph-properties fo:margin-left="0in" fo:margin-right="0in" fo:margin-top="0.1in" fo:margin-bottom="0.1in" style:contextual-spacing="false" fo:text-align="start" style:justify-single-word="false" fo:text-indent="0in" style:auto-text-indent="false" fo:keep-with-next="always"/>
      <style:text-properties style:font-name="Noto Sans8" fo:font-family="'Noto Sans'" style:font-style-name="Condensed Bold" style:font-family-generic="swiss" style:font-pitch="variable" fo:font-size="14pt" fo:font-style="italic" fo:font-weight="normal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Noto Mono2" fo:font-family="'Noto Mono'" style:font-style-name="Regular" style:font-pitch="variable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ormal" style:family="paragraph" style:next-style-name="Normal_20_first_20_Indent" style:master-page-name="">
      <style:paragraph-properties fo:margin-left="0in" fo:margin-right="0in" fo:margin-top="0in" fo:margin-bottom="0.0201in" style:contextual-spacing="false" fo:line-height="100%" fo:text-align="justify" style:justify-single-word="false" fo:hyphenation-ladder-count="no-limit" fo:text-indent="0in" style:auto-text-indent="false" style:page-number="auto"/>
      <style:text-properties style:use-window-font-color="true" loext:opacity="0%" style:font-name="Noto Serif3" fo:font-family="'Noto Serif'" style:font-style-name="Regular" style:font-family-generic="roman" style:font-pitch="variable" fo:font-size="12pt" fo:language="en" fo:country="US" style:font-name-complex="Times New Roman2" style:font-family-complex="'Times New Roman'" style:font-style-name-complex="Regular" style:font-family-generic-complex="roman" style:font-pitch-complex="variable" fo:hyphenate="true" fo:hyphenation-remain-char-count="2" fo:hyphenation-push-char-count="2" loext:hyphenation-no-caps="true"/>
    </style:style>
    <style:style style:name="Normal_20_first_20_Indent" style:display-name="Normal first Indent" style:family="paragraph" style:parent-style-name="Normal" style:master-page-name="">
      <style:paragraph-properties fo:margin-left="0in" fo:margin-right="0in" fo:margin-top="0in" fo:margin-bottom="0.0201in" style:contextual-spacing="false" fo:text-align="justify" style:justify-single-word="false" fo:hyphenation-ladder-count="no-limit" fo:text-indent="0.2in" style:auto-text-indent="false" style:page-number="auto"/>
      <style:text-properties style:font-name-complex="Noto Serif3" style:font-family-complex="'Noto Serif'" style:font-style-name-complex="Regular" style:font-family-generic-complex="roman" style:font-pitch-complex="variable" fo:hyphenate="false" fo:hyphenation-remain-char-count="2" fo:hyphenation-push-char-count="2" loext:hyphenation-no-caps="false"/>
    </style:style>
    <style:style style:name="Book_20_Title" style:display-name="Book Title" style:family="paragraph" style:parent-style-name="Heading">
      <style:paragraph-properties fo:margin-top="0.7in" fo:margin-bottom="0.3799in" style:contextual-spacing="false" fo:text-align="center" style:justify-single-word="false" fo:hyphenation-ladder-count="no-limit"/>
      <style:text-properties fo:font-variant="normal" fo:text-transform="none" style:use-window-font-color="true" loext:opacity="0%" style:font-name="Noto Sans1" fo:font-family="'Noto Sans'" style:font-style-name="Bold" style:font-family-generic="swiss" style:font-pitch="variable" fo:font-size="18pt" fo:language="en" fo:country="US" fo:font-weight="bold" style:font-name-complex="Helvetica" style:font-family-complex="Helvetica" style:font-style-name-complex="Regular" style:font-family-generic-complex="swiss" style:font-pitch-complex="variable" fo:hyphenate="true" fo:hyphenation-remain-char-count="2" fo:hyphenation-push-char-count="2" loext:hyphenation-no-caps="false"/>
    </style:style>
    <style:style style:name="Centre" style:family="paragraph" style:parent-style-name="Normal" style:master-page-name="">
      <style:paragraph-properties fo:margin-top="0in" fo:margin-bottom="0.1575in" style:contextual-spacing="false" fo:text-align="center" style:justify-single-word="false" fo:hyphenation-ladder-count="no-limit" style:page-number="auto"/>
      <style:text-properties fo:language="en" fo:country="US" fo:hyphenate="true" fo:hyphenation-remain-char-count="2" fo:hyphenation-push-char-count="2" loext:hyphenation-no-caps="false"/>
    </style:style>
    <style:style style:name="Book_20_SubTitle" style:display-name="Book SubTitle" style:family="paragraph" style:parent-style-name="Centre">
      <style:text-properties style:use-window-font-color="true" loext:opacity="0%" style:font-name="Noto Sans" fo:font-family="'Noto Sans'" style:font-style-name="Light" style:font-family-generic="swiss" style:font-pitch="variable" fo:font-size="16pt" fo:language="en" fo:country="US" fo:font-weight="250" style:font-name-complex="Helvetica" style:font-family-complex="Helvetica" style:font-style-name-complex="Regular" style:font-family-generic-complex="swiss" style:font-pitch-complex="variable"/>
    </style:style>
    <style:style style:name="Non-Smashwords_20_Formats" style:display-name="Non-Smashwords Formats" style:family="paragraph" style:parent-style-name="Normal">
      <style:paragraph-properties fo:text-align="justify" style:justify-single-word="false" fo:hyphenation-ladder-count="no-limit"/>
      <style:text-properties fo:hyphenate="true" fo:hyphenation-remain-char-count="2" fo:hyphenation-push-char-count="2" loext:hyphenation-no-caps="false"/>
    </style:style>
    <style:style style:name="Book_20_Publisher" style:display-name="Book Publisher" style:family="paragraph" style:parent-style-name="Non-Smashwords_20_Formats">
      <style:paragraph-properties fo:margin-top="0in" fo:margin-bottom="0.1598in" style:contextual-spacing="false" fo:text-align="center" style:justify-single-word="false" fo:hyphenation-ladder-count="no-limit"/>
      <style:text-properties style:use-window-font-color="true" loext:opacity="0%" style:font-name="Noto Sans" fo:font-family="'Noto Sans'" style:font-style-name="Light" style:font-family-generic="swiss" style:font-pitch="variable" fo:language="en" fo:country="US" fo:font-weight="250" style:font-name-complex="Helvetica" style:font-family-complex="Helvetica" style:font-style-name-complex="Regular" style:font-family-generic-complex="swiss" style:font-pitch-complex="variable" fo:hyphenate="true" fo:hyphenation-remain-char-count="2" fo:hyphenation-push-char-count="2" loext:hyphenation-no-caps="false"/>
    </style:style>
    <style:style style:name="Book_20_Author" style:display-name="Book Author" style:family="paragraph" style:parent-style-name="Centre">
      <style:text-properties style:use-window-font-color="true" loext:opacity="0%" style:font-name="Noto Sans1" fo:font-family="'Noto Sans'" style:font-style-name="Bold" style:font-family-generic="swiss" style:font-pitch="variable" fo:font-size="16pt" fo:language="en" fo:country="US" fo:font-style="normal" fo:font-weight="bold" style:font-name-complex="Helvetica" style:font-family-complex="Helvetica" style:font-style-name-complex="Regular" style:font-family-generic-complex="swiss" style:font-pitch-complex="variable"/>
    </style:style>
    <style:style style:name="Index_20_Heading" style:display-name="Index Heading" style:family="paragraph" style:parent-style-name="Normal" style:next-style-name="Normal" style:class="index">
      <style:paragraph-properties fo:margin-top="0in" fo:margin-bottom="0.2362in" style:contextual-spacing="false" fo:hyphenation-ladder-count="no-limit"/>
      <style:text-properties style:font-name="Times New Roman" fo:font-family="'Times New Roman'" style:font-charset="x-symbol" fo:font-size="16pt" fo:font-weight="bold" fo:hyphenate="true" fo:hyphenation-remain-char-count="2" fo:hyphenation-push-char-count="2" loext:hyphenation-no-caps="false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align="center" style:justify-single-word="false" fo:text-indent="0in" style:auto-text-indent="false" text:number-lines="false" text:line-number="0"/>
      <style:text-properties style:font-name="Noto Sans" fo:font-family="'Noto Sans'" style:font-style-name="Light" style:font-family-generic="swiss" style:font-pitch="variable" fo:font-size="16pt" fo:language="en" fo:country="US" fo:font-weight="bold" style:font-size-asian="16pt" style:font-weight-asian="bold" style:font-name-complex="Helvetica" style:font-family-complex="Helvetica" style:font-style-name-complex="Regular" style:font-family-generic-complex="swiss" style:font-pitch-complex="variable" style:font-size-complex="16pt" style:font-weight-complex="normal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Chapter_20_Subtitle" style:display-name="Chapter Subtitle" style:family="paragraph" style:parent-style-name="Body_20_Text_20_First_20_Indent">
      <style:paragraph-properties fo:margin-left="0in" fo:margin-right="0in" fo:margin-top="0in" fo:margin-bottom="0.1201in" style:contextual-spacing="false" fo:text-indent="0in" style:auto-text-indent="false"/>
      <style:text-properties style:font-name="Noto Sans5" fo:font-family="'Noto Sans'" style:font-style-name="Condensed Italic" style:font-family-generic="swiss" style:font-pitch="variable" fo:font-size="14pt" fo:language="en" fo:country="US" fo:font-style="italic" fo:font-weight="bold" officeooo:rsid="00046857" style:font-weight-asian="bold" style:font-name-complex="Noto Sans5" style:font-family-complex="'Noto Sans'" style:font-style-name-complex="Condensed Italic" style:font-family-generic-complex="swiss" style:font-pitch-complex="variable" style:font-size-complex="14pt" style:font-style-complex="italic" style:font-weight-complex="normal"/>
    </style:style>
    <style:style style:name="Text_20_body_20_indent" style:display-name="Text body indent" style:family="paragraph" style:parent-style-name="Text_20_body" style:class="text" style:master-page-name="">
      <style:paragraph-properties fo:margin-left="0in" fo:margin-right="0in" fo:text-indent="0.2in" style:auto-text-indent="false" style:page-number="auto" fo:keep-with-next="auto"/>
    </style:style>
    <style:style style:name="Drop_20_Cap" style:display-name="Drop Cap" style:family="paragraph" style:parent-style-name="Text_20_body_20_indent" style:next-style-name="Text_20_body_20_indent">
      <style:paragraph-properties fo:margin-left="0in" fo:margin-right="0in" fo:margin-top="0.1in" fo:margin-bottom="0in" style:contextual-spacing="false" fo:text-indent="0in" style:auto-text-indent="false">
        <style:drop-cap style:lines="3"/>
      </style:paragraph-properties>
    </style:style>
    <style:style style:name="Quote_20_Body" style:display-name="Quote Body" style:family="paragraph" style:parent-style-name="Normal">
      <style:paragraph-properties fo:margin-left="0.5in" fo:margin-right="0.3201in" fo:margin-top="0.1in" fo:margin-bottom="0.1in" style:contextual-spacing="false" fo:hyphenation-ladder-count="no-limit" fo:text-indent="0in" style:auto-text-indent="false"/>
      <style:text-properties fo:font-size="10pt" fo:font-style="italic" fo:hyphenate="true" fo:hyphenation-remain-char-count="2" fo:hyphenation-push-char-count="2" loext:hyphenation-no-caps="false"/>
    </style:style>
    <style:style style:name="Quote_20_Attribution" style:display-name="Quote Attribution" style:family="paragraph" style:parent-style-name="Normal" style:next-style-name="Body_20_Text">
      <style:paragraph-properties fo:margin-left="0.3937in" fo:margin-right="0.2362in" fo:margin-top="0in" fo:margin-bottom="0.0984in" style:contextual-spacing="false" fo:text-align="end" style:justify-single-word="false" fo:hyphenation-ladder-count="no-limit" fo:text-indent="0in" style:auto-text-indent="false"/>
      <style:text-properties fo:font-size="10pt" fo:font-style="italic" fo:hyphenate="true" fo:hyphenation-remain-char-count="2" fo:hyphenation-push-char-count="2" loext:hyphenation-no-caps="false"/>
    </style:style>
    <style:style style:name="Text_20_Body_20_No_20_Indent" style:display-name="Text Body No Indent" style:family="paragraph" style:parent-style-name="Text_20_body" style:next-style-name="Text_20_body_20_indent" style:master-page-name="">
      <style:paragraph-properties fo:margin-left="0in" fo:margin-right="0in" fo:margin-top="0in" fo:margin-bottom="0in" style:contextual-spacing="false" fo:text-indent="0.2in" style:auto-text-indent="false" style:page-number="auto" fo:keep-with-next="auto"/>
      <style:text-properties style:font-name="Noto Serif3" fo:font-family="'Noto Serif'" style:font-style-name="Regular" style:font-family-generic="roman" style:font-pitch="variable" style:font-name-complex="Book Antiqua" style:font-family-complex="'Book Antiqua'" style:font-family-generic-complex="roman" style:font-pitch-complex="variable"/>
    </style:style>
    <style:style style:name="Normal_20_Sans" style:display-name="Normal Sans" style:family="paragraph" style:parent-style-name="Normal">
      <style:text-properties style:font-name="Noto Sans4" fo:font-family="'Noto Sans'" style:font-style-name="Regular" style:font-family-generic="swiss" style:font-pitch="variable" fo:font-size="10.5pt"/>
    </style:style>
    <style:style style:name="Heading_20_4" style:display-name="Heading 4" style:family="paragraph" style:parent-style-name="Heading_20_Font" style:next-style-name="Body_20_Text" style:default-outline-level="4" style:class="text">
      <style:paragraph-properties fo:margin-left="0.2362in" fo:margin-right="0in" fo:margin-top="0.1in" fo:margin-bottom="0.1in" style:contextual-spacing="false" fo:text-align="start" style:justify-single-word="false" fo:text-indent="0in" style:auto-text-indent="false"/>
      <style:text-properties style:font-name="Noto Sans3" fo:font-family="'Noto Sans'" style:font-style-name="Condensed Bold Italic" style:font-family-generic="swiss" style:font-pitch="variable" fo:font-size="12pt" fo:font-style="italic" fo:font-weight="normal"/>
    </style:style>
    <style:style style:name="Picture_20_Caption" style:display-name="Picture Caption" style:family="paragraph" style:parent-style-name="Normal" style:next-style-name="Normal">
      <style:paragraph-properties fo:margin-top="0in" fo:margin-bottom="0.2362in" style:contextual-spacing="false" fo:text-align="center" style:justify-single-word="false" fo:hyphenation-ladder-count="no-limit"/>
      <style:text-properties fo:font-style="italic" fo:hyphenate="true" fo:hyphenation-remain-char-count="2" fo:hyphenation-push-char-count="2" loext:hyphenation-no-caps="false"/>
    </style:style>
    <style:style style:name="Code" style:family="paragraph" style:parent-style-name="Normal">
      <style:paragraph-properties fo:margin-left="0.2362in" fo:margin-right="0in" fo:margin-top="0in" fo:margin-bottom="0in" style:contextual-spacing="false" fo:text-align="start" style:justify-single-word="false" fo:hyphenation-ladder-count="no-limit" fo:text-indent="0in" style:auto-text-indent="false"/>
      <style:text-properties style:font-name="Courier New" fo:font-family="'Courier New'" fo:font-size="10pt" style:font-name-complex="Courier New1" style:font-family-complex="'Courier New'" style:font-style-name-complex="Regular" style:font-family-generic-complex="modern" style:font-pitch-complex="variable" fo:hyphenate="true" fo:hyphenation-remain-char-count="2" fo:hyphenation-push-char-count="2" loext:hyphenation-no-caps="false"/>
    </style:style>
    <style:style style:name="Figure" style:family="paragraph" style:parent-style-name="Caption" style:class="extra">
      <style:text-properties style:font-name="Noto Sans5" fo:font-family="'Noto Sans'" style:font-style-name="Condensed Italic" style:font-family-generic="swiss" style:font-pitch="variable" fo:font-style="italic" fo:font-weight="normal"/>
    </style:style>
    <style:style style:name="Header_20_and_20_Footer" style:display-name="Header and Footer" style:family="paragraph" style:parent-style-name="Heading_20_Font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NoIndent-NoExtraSpace" style:family="paragraph" style:parent-style-name="Text_20_body">
      <style:paragraph-properties fo:margin-top="0in" fo:margin-bottom="0in" style:contextual-spacing="false"/>
    </style:style>
    <style:style style:name="Illustration" style:family="paragraph" style:parent-style-name="Caption" style:class="extra" style:master-page-name="">
      <style:paragraph-properties fo:margin-top="0.15in" fo:margin-bottom="0.2in" style:contextual-spacing="false" style:page-number="auto"/>
      <style:text-properties style:font-name="Noto Sans7" fo:font-family="'Noto Sans'" style:font-style-name="Italic" style:font-family-generic="swiss" style:font-pitch="variable" fo:font-size="10pt"/>
    </style:style>
    <style:style style:name="Figure_20_Index_20_Heading" style:display-name="Figure Index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style:font-name="Noto Sans1" fo:font-family="'Noto Sans'" style:font-style-name="Bold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style:font-name="Noto Sans1" fo:font-family="'Noto Sans'" style:font-style-name="Bold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Figure_20_Index_20_1" style:display-name="Figure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  <style:text-properties style:font-name="Noto Sans2" fo:font-family="'Noto Sans'" style:font-style-name="Condensed" style:font-family-generic="swiss" style:font-pitch="variable"/>
    </style:style>
    <style:style style:name="Table" style:family="paragraph" style:parent-style-name="Caption" style:class="extra">
      <style:text-properties fo:font-weight="normal"/>
    </style:style>
    <style:style style:name="Table_20_index_20_1" style:display-name="Table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  <style:text-properties style:font-name="Noto Sans2" fo:font-family="'Noto Sans'" style:font-style-name="Condensed" style:font-family-generic="swiss" style:font-pitch="variable"/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Copyright" style:family="paragraph" style:parent-style-name="Text_20_body">
      <style:paragraph-properties fo:margin-top="2in" fo:margin-bottom="0.1in" style:contextual-spacing="false"/>
      <style:text-properties style:font-name="Noto Sans" fo:font-family="'Noto Sans'" style:font-style-name="Light" style:font-family-generic="swiss" style:font-pitch="variable" fo:font-weight="250"/>
    </style:style>
    <style:style style:name="Bibliography_20_Heading" style:display-name="Bibliography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style:font-name="Noto Sans1" fo:font-family="'Noto Sans'" style:font-style-name="Bold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3626in" style:type="right" style:leader-style="dotted" style:leader-text="."/>
        </style:tab-stops>
      </style:paragraph-properties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fo:padding="0in" fo:border-left="none" fo:border-right="none" fo:border-top="none" fo:border-bottom="1.25pt solid #000000" text:number-lines="false" text:line-number="0" style:join-border="false"/>
      <style:text-properties fo:font-size="6pt" style:font-size-asian="6pt" style:font-size-complex="6pt"/>
    </style:style>
    <style:style style:name="Heading_20_5" style:display-name="Heading 5" style:family="paragraph" style:parent-style-name="Heading_20_Font" style:next-style-name="Normal" style:default-outline-level="5" style:list-style-name="" style:class="text">
      <style:paragraph-properties fo:margin-left="0.2362in" fo:margin-right="0in" fo:margin-top="0.1in" fo:margin-bottom="0.1in" style:contextual-spacing="false" fo:text-indent="0in" style:auto-text-indent="false"/>
      <style:text-properties style:font-name="Noto Sans2" fo:font-family="'Noto Sans'" style:font-style-name="Condensed" style:font-family-generic="swiss" style:font-pitch="variable" fo:font-size="12pt" fo:font-weight="normal"/>
    </style:style>
    <style:style style:name="Heading_20_6" style:display-name="Heading 6" style:family="paragraph" style:parent-style-name="Normal" style:next-style-name="Normal" style:default-outline-level="6" style:list-style-name="" style:class="text">
      <style:paragraph-properties fo:margin-left="0.2362in" fo:margin-right="0in" fo:margin-top="0.1in" fo:margin-bottom="0.1in" style:contextual-spacing="false" fo:text-indent="0in" style:auto-text-indent="false"/>
      <style:text-properties style:font-name="Noto Sans2" fo:font-family="'Noto Sans'" style:font-style-name="Condensed" style:font-family-generic="swiss" style:font-pitch="variable" fo:font-size="12pt" fo:font-weight="normal"/>
    </style:style>
    <style:style style:name="Comment" style:family="paragraph">
      <style:paragraph-properties fo:margin-top="0in" fo:margin-bottom="0.1575in" style:contextual-spacing="false" fo:hyphenation-ladder-count="no-limit"/>
      <style:text-properties style:font-name="Times New Roman" fo:font-family="'Times New Roman'" style:font-charset="x-symbol" fo:hyphenate="true" fo:hyphenation-remain-char-count="2" fo:hyphenation-push-char-count="2" loext:hyphenation-no-caps="false"/>
    </style:style>
    <style:style style:name="Headers" style:family="paragraph">
      <style:paragraph-properties fo:text-align="center" style:justify-single-word="false" fo:hyphenation-ladder-count="no-limit"/>
      <style:text-properties fo:text-transform="uppercase" fo:color="#b6b6b6" loext:opacity="100%" style:font-name="Times New Roman" fo:font-family="'Times New Roman'" style:font-charset="x-symbol" fo:font-size="11pt" fo:hyphenate="true" fo:hyphenation-remain-char-count="2" fo:hyphenation-push-char-count="2" loext:hyphenation-no-caps="false"/>
    </style:style>
    <style:style style:name="Footers" style:family="paragraph">
      <style:paragraph-properties fo:text-align="center" style:justify-single-word="false" fo:hyphenation-ladder-count="no-limit"/>
      <style:text-properties style:font-name="Noto Sans4" fo:font-family="'Noto Sans'" style:font-style-name="Regular" style:font-family-generic="swiss" style:font-pitch="variable" fo:font-size="12pt" fo:hyphenate="true" fo:hyphenation-remain-char-count="2" fo:hyphenation-push-char-count="2" loext:hyphenation-no-caps="false"/>
    </style:style>
    <style:style style:name="HTML" style:family="paragraph">
      <style:paragraph-properties fo:margin-top="0in" fo:margin-bottom="0in" style:contextual-spacing="false" fo:hyphenation-ladder-count="no-limit"/>
      <style:text-properties style:font-name="Courier New" fo:font-family="'Courier New'" fo:font-size="10pt" fo:hyphenate="true" fo:hyphenation-remain-char-count="2" fo:hyphenation-push-char-count="2" loext:hyphenation-no-caps="false"/>
    </style:style>
    <style:style style:name="Preformatted" style:family="paragraph">
      <style:paragraph-properties fo:margin-top="0in" fo:margin-bottom="0in" style:contextual-spacing="false" fo:hyphenation-ladder-count="no-limit"/>
      <style:text-properties style:font-name="Courier New" fo:font-family="'Courier New'" fo:font-size="10pt" fo:hyphenate="true" fo:hyphenation-remain-char-count="2" fo:hyphenation-push-char-count="2" loext:hyphenation-no-caps="false"/>
    </style:style>
    <style:style style:name="Right" style:family="paragraph" style:parent-style-name="Normal">
      <style:paragraph-properties fo:margin-top="0in" fo:margin-bottom="0.1575in" style:contextual-spacing="false" fo:text-align="end" style:justify-single-word="false" fo:hyphenation-ladder-count="no-limit"/>
      <style:text-properties style:font-name="Courier New" fo:font-family="'Courier New'" fo:font-size="10pt" fo:hyphenate="true" fo:hyphenation-remain-char-count="2" fo:hyphenation-push-char-count="2" loext:hyphenation-no-caps="false"/>
    </style:style>
    <style:style style:name="TOC_20_Heading" style:display-name="TOC Heading" style:family="paragraph" style:parent-style-name="Normal" style:next-style-name="Normal">
      <style:paragraph-properties fo:margin-top="0.9453in" fo:margin-bottom="0.2362in" style:contextual-spacing="false" fo:text-align="center" style:justify-single-word="false" fo:hyphenation-ladder-count="no-limit"/>
      <style:text-properties style:font-name="Times New Roman" fo:font-family="'Times New Roman'" style:font-charset="x-symbol" fo:font-size="18pt" fo:font-weight="bold" fo:hyphenate="true" fo:hyphenation-remain-char-count="2" fo:hyphenation-push-char-count="2" loext:hyphenation-no-caps="false"/>
    </style:style>
    <style:style style:name="TOC_20_Entry_20_1" style:display-name="TOC Entry 1" style:family="paragraph" style:parent-style-name="Normal">
      <style:paragraph-properties fo:margin-left="0in" fo:margin-right="0in" fo:margin-top="0.0984in" fo:margin-bottom="0.0398in" style:contextual-spacing="false" fo:hyphenation-ladder-count="no-limit" fo:text-indent="0in" style:auto-text-indent="false"/>
      <style:text-properties style:font-name="Times New Roman" fo:font-family="'Times New Roman'" style:font-charset="x-symbol" fo:font-size="12pt" fo:font-weight="bold" fo:hyphenate="true" fo:hyphenation-remain-char-count="2" fo:hyphenation-push-char-count="2" loext:hyphenation-no-caps="false"/>
    </style:style>
    <style:style style:name="TOC_20_Entry_20_2" style:display-name="TOC Entry 2" style:family="paragraph" style:parent-style-name="Normal">
      <style:paragraph-properties fo:margin-left="0.2362in" fo:margin-right="0in" fo:margin-top="0in" fo:margin-bottom="0in" style:contextual-spacing="false" fo:hyphenation-ladder-count="no-limit" fo:text-indent="0in" style:auto-text-indent="false"/>
      <style:text-properties style:font-name="Times New Roman" fo:font-family="'Times New Roman'" style:font-charset="x-symbol" fo:font-size="12pt" fo:hyphenate="true" fo:hyphenation-remain-char-count="2" fo:hyphenation-push-char-count="2" loext:hyphenation-no-caps="false"/>
    </style:style>
    <style:style style:name="TOC_20_Entry_20_3" style:display-name="TOC Entry 3" style:family="paragraph" style:parent-style-name="Normal">
      <style:paragraph-properties fo:margin-left="0.472in" fo:margin-right="0in" fo:margin-top="0in" fo:margin-bottom="0in" style:contextual-spacing="false" fo:hyphenation-ladder-count="no-limit" fo:text-indent="0in" style:auto-text-indent="false"/>
      <style:text-properties style:font-name="Times New Roman" fo:font-family="'Times New Roman'" style:font-charset="x-symbol" fo:font-size="12pt" fo:hyphenate="true" fo:hyphenation-remain-char-count="2" fo:hyphenation-push-char-count="2" loext:hyphenation-no-caps="false"/>
    </style:style>
    <style:style style:name="TOC_20_Entry_20_4" style:display-name="TOC Entry 4" style:family="paragraph" style:parent-style-name="Normal">
      <style:paragraph-properties fo:margin-left="0.7083in" fo:margin-right="0in" fo:margin-top="0in" fo:margin-bottom="0in" style:contextual-spacing="false" fo:hyphenation-ladder-count="no-limit" fo:text-indent="0in" style:auto-text-indent="false"/>
      <style:text-properties style:font-name="Times New Roman" fo:font-family="'Times New Roman'" style:font-charset="x-symbol" fo:font-size="12pt" fo:hyphenate="true" fo:hyphenation-remain-char-count="2" fo:hyphenation-push-char-count="2" loext:hyphenation-no-caps="false"/>
    </style:style>
    <style:style style:name="TOC_20_Entry_20_5" style:display-name="TOC Entry 5" style:family="paragraph" style:parent-style-name="Normal">
      <style:paragraph-properties fo:margin-left="1.1811in" fo:margin-right="0in" fo:margin-top="0in" fo:margin-bottom="0in" style:contextual-spacing="false" fo:hyphenation-ladder-count="no-limit" fo:text-indent="0in" style:auto-text-indent="false"/>
      <style:text-properties style:font-name="Times New Roman" fo:font-family="'Times New Roman'" style:font-charset="x-symbol" fo:font-size="12pt" fo:hyphenate="true" fo:hyphenation-remain-char-count="2" fo:hyphenation-push-char-count="2" loext:hyphenation-no-caps="false"/>
    </style:style>
    <style:style style:name="TOC_20_Entry_20_6" style:display-name="TOC Entry 6" style:family="paragraph" style:parent-style-name="Normal">
      <style:paragraph-properties fo:margin-left="1.6535in" fo:margin-right="0in" fo:margin-top="0in" fo:margin-bottom="0in" style:contextual-spacing="false" fo:hyphenation-ladder-count="no-limit" fo:text-indent="0in" style:auto-text-indent="false"/>
      <style:text-properties style:font-name="Times New Roman" fo:font-family="'Times New Roman'" style:font-charset="x-symbol" fo:font-size="12pt" fo:hyphenate="true" fo:hyphenation-remain-char-count="2" fo:hyphenation-push-char-count="2" loext:hyphenation-no-caps="false"/>
    </style:style>
    <style:style style:name="Index_20_Group_20_Heading" style:display-name="Index Group Heading" style:family="paragraph" style:parent-style-name="Normal" style:next-style-name="Normal">
      <style:paragraph-properties fo:margin-top="0.2362in" fo:margin-bottom="0.2362in" style:contextual-spacing="false" fo:hyphenation-ladder-count="no-limit"/>
      <style:text-properties style:font-name="Times New Roman" fo:font-family="'Times New Roman'" style:font-charset="x-symbol" fo:font-size="14pt" fo:font-weight="bold" fo:hyphenate="true" fo:hyphenation-remain-char-count="2" fo:hyphenation-push-char-count="2" loext:hyphenation-no-caps="false"/>
    </style:style>
    <style:style style:name="Index_20_Entry_20_1" style:display-name="Index Entry 1" style:family="paragraph" style:parent-style-name="Normal">
      <style:paragraph-properties fo:margin-left="0.2362in" fo:margin-right="0in" fo:margin-top="0in" fo:margin-bottom="0in" style:contextual-spacing="false" fo:hyphenation-ladder-count="no-limit" fo:text-indent="0in" style:auto-text-indent="false"/>
      <style:text-properties style:font-name="Times New Roman" fo:font-family="'Times New Roman'" style:font-charset="x-symbol" fo:font-size="12pt" fo:hyphenate="true" fo:hyphenation-remain-char-count="2" fo:hyphenation-push-char-count="2" loext:hyphenation-no-caps="false"/>
    </style:style>
    <style:style style:name="Index_20_Entry_20_2" style:display-name="Index Entry 2" style:family="paragraph" style:parent-style-name="Normal">
      <style:paragraph-properties fo:margin-left="0.472in" fo:margin-right="0in" fo:margin-top="0in" fo:margin-bottom="0in" style:contextual-spacing="false" fo:hyphenation-ladder-count="no-limit" fo:text-indent="0in" style:auto-text-indent="false"/>
      <style:text-properties style:font-name="Times New Roman" fo:font-family="'Times New Roman'" style:font-charset="x-symbol" fo:font-size="12pt" fo:hyphenate="true" fo:hyphenation-remain-char-count="2" fo:hyphenation-push-char-count="2" loext:hyphenation-no-caps="false"/>
    </style:style>
    <style:style style:name="Index_20_Entry_20_3" style:display-name="Index Entry 3" style:family="paragraph" style:parent-style-name="Normal">
      <style:paragraph-properties fo:margin-left="0.7083in" fo:margin-right="0in" fo:margin-top="0in" fo:margin-bottom="0in" style:contextual-spacing="false" fo:hyphenation-ladder-count="no-limit" fo:text-indent="0in" style:auto-text-indent="false"/>
      <style:text-properties style:font-name="Times New Roman" fo:font-family="'Times New Roman'" style:font-charset="x-symbol" fo:font-size="12pt" fo:hyphenate="true" fo:hyphenation-remain-char-count="2" fo:hyphenation-push-char-count="2" loext:hyphenation-no-caps="false"/>
    </style:style>
    <style:style style:name="Endnotes_20_Heading" style:display-name="Endnotes Heading" style:family="paragraph" style:parent-style-name="Normal" style:next-style-name="Normal">
      <style:paragraph-properties fo:margin-top="0in" fo:margin-bottom="0.2362in" style:contextual-spacing="false" fo:hyphenation-ladder-count="no-limit"/>
      <style:text-properties style:font-name="Noto Sans1" fo:font-family="'Noto Sans'" style:font-style-name="Bold" style:font-family-generic="swiss" style:font-pitch="variable" fo:font-size="16pt" fo:font-weight="bold" fo:hyphenate="true" fo:hyphenation-remain-char-count="2" fo:hyphenation-push-char-count="2" loext:hyphenation-no-caps="false"/>
    </style:style>
    <style:style style:name="Endnotes_20_Group" style:display-name="Endnotes Group" style:family="paragraph" style:parent-style-name="Normal" style:next-style-name="Normal">
      <style:paragraph-properties fo:text-align="center" style:justify-single-word="false" fo:hyphenation-ladder-count="no-limit"/>
      <style:text-properties fo:font-size="14pt" fo:hyphenate="true" fo:hyphenation-remain-char-count="2" fo:hyphenation-push-char-count="2" loext:hyphenation-no-caps="false"/>
    </style:style>
    <style:style style:name="Only_20_Epub" style:display-name="Only Epub" style:family="paragraph" style:parent-style-name="Normal">
      <style:paragraph-properties fo:hyphenation-ladder-count="no-limit"/>
      <style:text-properties fo:color="#ff0000" loext:opacity="100%" fo:hyphenate="true" fo:hyphenation-remain-char-count="2" fo:hyphenation-push-char-count="2" loext:hyphenation-no-caps="false"/>
    </style:style>
    <style:style style:name="Only_20_Mobipocket" style:display-name="Only Mobipocket" style:family="paragraph" style:parent-style-name="Normal">
      <style:paragraph-properties fo:hyphenation-ladder-count="no-limit"/>
      <style:text-properties fo:color="#00ff00" loext:opacity="100%" fo:hyphenate="true" fo:hyphenation-remain-char-count="2" fo:hyphenation-push-char-count="2" loext:hyphenation-no-caps="false"/>
    </style:style>
    <style:style style:name="Only_20_OpenDocument" style:display-name="Only OpenDocument" style:family="paragraph" style:parent-style-name="Normal">
      <style:paragraph-properties fo:hyphenation-ladder-count="no-limit"/>
      <style:text-properties fo:color="#0000ff" loext:opacity="100%" fo:hyphenate="true" fo:hyphenation-remain-char-count="2" fo:hyphenation-push-char-count="2" loext:hyphenation-no-caps="false"/>
    </style:style>
    <style:style style:name="Only_20_Text" style:display-name="Only Text" style:family="paragraph" style:parent-style-name="Normal">
      <style:paragraph-properties fo:hyphenation-ladder-count="no-limit"/>
      <style:text-properties fo:color="#ffff00" loext:opacity="100%" fo:hyphenate="true" fo:hyphenation-remain-char-count="2" fo:hyphenation-push-char-count="2" loext:hyphenation-no-caps="false"/>
    </style:style>
    <style:style style:name="Only_20_HTB" style:display-name="Only HTB" style:family="paragraph" style:parent-style-name="Normal">
      <style:paragraph-properties fo:hyphenation-ladder-count="no-limit"/>
      <style:text-properties fo:color="#00ffff" loext:opacity="100%" fo:hyphenate="true" fo:hyphenation-remain-char-count="2" fo:hyphenation-push-char-count="2" loext:hyphenation-no-caps="false"/>
    </style:style>
    <style:style style:name="Only_20_MP3" style:display-name="Only MP3" style:family="paragraph" style:parent-style-name="Normal">
      <style:paragraph-properties fo:hyphenation-ladder-count="no-limit"/>
      <style:text-properties fo:color="#ff0000" loext:opacity="100%" fo:hyphenate="true" fo:hyphenation-remain-char-count="2" fo:hyphenation-push-char-count="2" loext:hyphenation-no-caps="false"/>
    </style:style>
    <style:style style:name="Only_20_Smashwords_20_OpenDocument" style:display-name="Only Smashwords OpenDocument" style:family="paragraph" style:parent-style-name="Normal">
      <style:paragraph-properties fo:text-align="justify" style:justify-single-word="false" fo:hyphenation-ladder-count="no-limit"/>
      <style:text-properties fo:hyphenate="true" fo:hyphenation-remain-char-count="2" fo:hyphenation-push-char-count="2" loext:hyphenation-no-caps="false"/>
    </style:style>
    <style:style style:name="Center_20_Spacing_20_After" style:display-name="Center Spacing After" style:family="paragraph" loext:hidden="true" style:hidden="true" style:parent-style-name="Normal">
      <style:paragraph-properties fo:margin-top="0in" fo:margin-bottom="0.3154in" style:contextual-spacing="false" fo:text-align="center" style:justify-single-word="false" fo:hyphenation-ladder-count="no-limit"/>
      <style:text-properties fo:hyphenate="true" fo:hyphenation-remain-char-count="2" fo:hyphenation-push-char-count="2" loext:hyphenation-no-caps="false"/>
    </style:style>
    <style:style style:name="Short_20_Pause" style:display-name="Short Pause" style:family="paragraph">
      <style:paragraph-properties fo:margin-top="0.1181in" fo:margin-bottom="0.1181in" style:contextual-spacing="false" fo:text-align="start" style:justify-single-word="false" fo:hyphenation-ladder-count="no-limit"/>
      <style:text-properties style:font-name="Times New Roman" fo:font-family="'Times New Roman'" style:font-charset="x-symbol" fo:font-size="12pt" fo:hyphenate="true" fo:hyphenation-remain-char-count="2" fo:hyphenation-push-char-count="2" loext:hyphenation-no-caps="false"/>
    </style:style>
    <style:style style:name="Item" style:family="paragraph" style:parent-style-name="Normal">
      <style:paragraph-properties fo:margin-top="0in" fo:margin-bottom="0.1575in" style:contextual-spacing="false" fo:text-align="start" style:justify-single-word="false" fo:hyphenation-ladder-count="no-limit"/>
      <style:text-properties fo:font-weight="bold" fo:hyphenate="true" fo:hyphenation-remain-char-count="2" fo:hyphenation-push-char-count="2" loext:hyphenation-no-caps="false"/>
    </style:style>
    <style:style style:name="Centred_20_Picture" style:display-name="Centred Picture" style:family="paragraph" style:parent-style-name="Normal">
      <style:paragraph-properties fo:margin-top="0.1575in" fo:margin-bottom="0.0984in" style:contextual-spacing="false" fo:text-align="center" style:justify-single-word="false" fo:hyphenation-ladder-count="no-limit"/>
      <style:text-properties fo:hyphenate="true" fo:hyphenation-remain-char-count="2" fo:hyphenation-push-char-count="2" loext:hyphenation-no-caps="false"/>
    </style:style>
    <style:style style:name="Glossary_20_Term" style:display-name="Glossary Term" style:family="paragraph" style:parent-style-name="Normal" style:next-style-name="Glossary_20_Description">
      <style:paragraph-properties fo:margin-top="0in" fo:margin-bottom="0.0984in" style:contextual-spacing="false" fo:text-align="start" style:justify-single-word="false" fo:hyphenation-ladder-count="no-limit"/>
      <style:text-properties fo:font-weight="bold" fo:hyphenate="true" fo:hyphenation-remain-char-count="2" fo:hyphenation-push-char-count="2" loext:hyphenation-no-caps="false"/>
    </style:style>
    <style:style style:name="Glossary_20_Description" style:display-name="Glossary Description" style:family="paragraph" style:parent-style-name="Normal" style:next-style-name="Glossary_20_Term">
      <style:paragraph-properties fo:margin-left="0.3154in" fo:margin-right="0in" fo:hyphenation-ladder-count="no-limit" fo:text-indent="0in" style:auto-text-indent="false"/>
      <style:text-properties fo:hyphenate="true" fo:hyphenation-remain-char-count="2" fo:hyphenation-push-char-count="2" loext:hyphenation-no-caps="false"/>
    </style:style>
    <style:style style:name="Code_20_First_20_Line" style:display-name="Code First Line" style:family="paragraph" style:parent-style-name="Code">
      <style:paragraph-properties fo:margin-top="0.0591in" fo:margin-bottom="0in" style:contextual-spacing="false" fo:hyphenation-ladder-count="no-limit"/>
      <style:text-properties fo:hyphenate="true" fo:hyphenation-remain-char-count="2" fo:hyphenation-push-char-count="2" loext:hyphenation-no-caps="false"/>
    </style:style>
    <style:style style:name="Code_20_Last_20_Line" style:display-name="Code Last Line" style:family="paragraph" style:parent-style-name="Code">
      <style:paragraph-properties fo:margin-top="0in" fo:margin-bottom="0.1575in" style:contextual-spacing="false" fo:hyphenation-ladder-count="no-limit"/>
      <style:text-properties fo:hyphenate="true" fo:hyphenation-remain-char-count="2" fo:hyphenation-push-char-count="2" loext:hyphenation-no-caps="false"/>
    </style:style>
    <style:style style:name="Code_20_Single_20_Line" style:display-name="Code Single Line" style:family="paragraph" style:parent-style-name="Code">
      <style:paragraph-properties fo:margin-top="0.0591in" fo:margin-bottom="0.1575in" style:contextual-spacing="false" fo:hyphenation-ladder-count="no-limit"/>
      <style:text-properties fo:hyphenate="true" fo:hyphenation-remain-char-count="2" fo:hyphenation-push-char-count="2" loext:hyphenation-no-caps="false"/>
    </style:style>
    <style:style style:name="Quote_20_Normal" style:display-name="Quote Normal" style:family="paragraph" style:parent-style-name="Normal">
      <style:paragraph-properties fo:margin-left="0.2362in" fo:margin-right="0.2362in" fo:text-align="justify" style:justify-single-word="false" fo:hyphenation-ladder-count="no-limit" fo:text-indent="0in" style:auto-text-indent="false"/>
      <style:text-properties fo:font-size="10pt" fo:hyphenate="true" fo:hyphenation-remain-char-count="2" fo:hyphenation-push-char-count="2" loext:hyphenation-no-caps="false"/>
    </style:style>
    <style:style style:name="Centred_20_Picture_20_No_20_Caption" style:display-name="Centred Picture No Caption" style:family="paragraph" style:parent-style-name="Normal">
      <style:paragraph-properties fo:margin-top="0.0984in" fo:margin-bottom="0.1575in" style:contextual-spacing="false" fo:text-align="center" style:justify-single-word="false" fo:hyphenation-ladder-count="no-limit"/>
      <style:text-properties fo:hyphenate="true" fo:hyphenation-remain-char-count="2" fo:hyphenation-push-char-count="2" loext:hyphenation-no-caps="false"/>
    </style:style>
    <style:style style:name="Emphasis" style:family="paragraph" style:parent-style-name="Normal">
      <style:paragraph-properties fo:margin-left="0in" fo:margin-right="0in" fo:margin-top="0in" fo:margin-bottom="0in" style:contextual-spacing="false" fo:text-align="justify" style:justify-single-word="false" fo:hyphenation-ladder-count="no-limit" fo:text-indent="0in" style:auto-text-indent="false"/>
      <style:text-properties fo:font-weight="bold" fo:hyphenate="true" fo:hyphenation-remain-char-count="2" fo:hyphenation-push-char-count="2" loext:hyphenation-no-caps="false"/>
    </style:style>
    <style:style style:name="Note" style:family="paragraph" style:parent-style-name="Normal">
      <style:paragraph-properties fo:margin-left="0.2362in" fo:margin-right="0.2362in" fo:margin-top="0in" fo:margin-bottom="0.0984in" style:contextual-spacing="false" fo:text-align="justify" style:justify-single-word="false" fo:hyphenation-ladder-count="no-limit" fo:text-indent="0in" style:auto-text-indent="false"/>
      <style:text-properties fo:hyphenate="true" fo:hyphenation-remain-char-count="2" fo:hyphenation-push-char-count="2" loext:hyphenation-no-caps="false"/>
    </style:style>
    <style:style style:name="Item_20_Body" style:display-name="Item Body" style:family="paragraph" style:parent-style-name="Normal">
      <style:paragraph-properties fo:margin-left="0.2362in" fo:margin-right="0in" fo:margin-top="0in" fo:margin-bottom="0.0402in" style:contextual-spacing="false" fo:text-align="start" style:justify-single-word="false" fo:hyphenation-ladder-count="no-limit" fo:text-indent="0in" style:auto-text-indent="false"/>
      <style:text-properties fo:hyphenate="true" fo:hyphenation-remain-char-count="2" fo:hyphenation-push-char-count="2" loext:hyphenation-no-caps="false"/>
    </style:style>
    <style:style style:name="Title_20_Decoration" style:display-name="Title Decoration" style:family="paragraph" style:parent-style-name="Normal">
      <style:paragraph-properties fo:margin-top="0.1181in" fo:margin-bottom="0.6299in" style:contextual-spacing="false" fo:text-align="center" style:justify-single-word="false" fo:hyphenation-ladder-count="no-limit"/>
      <style:text-properties fo:hyphenate="true" fo:hyphenation-remain-char-count="2" fo:hyphenation-push-char-count="2" loext:hyphenation-no-caps="false"/>
    </style:style>
    <style:style style:name="Normal_20_Left_20_Align" style:display-name="Normal Left Align" style:family="paragraph" style:parent-style-name="Normal">
      <style:paragraph-properties fo:text-align="justify" style:justify-single-word="false" fo:hyphenation-ladder-count="no-limit"/>
      <style:text-properties fo:hyphenate="true" fo:hyphenation-remain-char-count="2" fo:hyphenation-push-char-count="2" loext:hyphenation-no-caps="false"/>
    </style:style>
    <style:style style:name="List_20_Paragraph" style:display-name="List Paragraph" style:family="paragraph">
      <style:paragraph-properties fo:margin-left="0.5in" fo:margin-right="0in" fo:margin-top="0in" fo:margin-bottom="0.1374in" style:contextual-spacing="false" fo:line-height="100%" fo:text-align="start" style:justify-single-word="false" fo:hyphenation-ladder-count="no-limit" fo:text-indent="0in" style:auto-text-indent="false"/>
      <style:text-properties style:font-name="Times New Roman" fo:font-family="'Times New Roman'" style:font-charset="x-symbol" fo:font-size="11pt" fo:hyphenate="true" fo:hyphenation-remain-char-count="2" fo:hyphenation-push-char-count="2" loext:hyphenation-no-caps="false"/>
    </style:style>
    <style:style style:name="Table_20_Caption" style:display-name="Table Caption" style:family="paragraph" style:parent-style-name="Normal" style:next-style-name="Normal">
      <style:paragraph-properties fo:margin-top="0in" fo:margin-bottom="0.2362in" style:contextual-spacing="false" fo:text-align="center" style:justify-single-word="false" fo:hyphenation-ladder-count="no-limit"/>
      <style:text-properties style:font-name="Noto Sans5" fo:font-family="'Noto Sans'" style:font-style-name="Condensed Italic" style:font-family-generic="swiss" style:font-pitch="variable" fo:font-style="italic" fo:hyphenate="true" fo:hyphenation-remain-char-count="2" fo:hyphenation-push-char-count="2" loext:hyphenation-no-caps="false"/>
    </style:style>
    <style:style style:name="Bibliography_20_Group" style:display-name="Bibliography Group" style:family="paragraph" style:parent-style-name="Normal" style:next-style-name="Normal">
      <style:paragraph-properties fo:margin-top="0.2362in" fo:margin-bottom="0.2362in" style:contextual-spacing="false" fo:hyphenation-ladder-count="no-limit"/>
      <style:text-properties fo:font-size="14pt" fo:hyphenate="true" fo:hyphenation-remain-char-count="2" fo:hyphenation-push-char-count="2" loext:hyphenation-no-caps="false"/>
    </style:style>
    <style:style style:name="Bibliography_20_Entry" style:display-name="Bibliography Entry" style:family="paragraph" style:parent-style-name="Normal" style:next-style-name="Normal">
      <style:paragraph-properties fo:margin-left="0.3543in" fo:margin-right="0in" fo:hyphenation-ladder-count="no-limit" fo:text-indent="-0.3543in" style:auto-text-indent="false"/>
      <style:text-properties fo:hyphenate="true" fo:hyphenation-remain-char-count="2" fo:hyphenation-push-char-count="2" loext:hyphenation-no-caps="false"/>
    </style:style>
    <style:style style:name="Code2_20_First_20_Line" style:display-name="Code2 First Line" style:family="paragraph" style:parent-style-name="Code2">
      <style:paragraph-properties fo:margin-top="0.0591in" fo:margin-bottom="0in" style:contextual-spacing="false" fo:hyphenation-ladder-count="no-limit"/>
      <style:text-properties fo:hyphenate="true" fo:hyphenation-remain-char-count="2" fo:hyphenation-push-char-count="2" loext:hyphenation-no-caps="false"/>
    </style:style>
    <style:style style:name="Code2" style:family="paragraph" style:parent-style-name="Normal">
      <style:paragraph-properties fo:margin-left="0.2362in" fo:margin-right="0in" fo:margin-top="0in" fo:margin-bottom="0in" style:contextual-spacing="false" fo:line-height="100%" fo:text-align="start" style:justify-single-word="false" fo:hyphenation-ladder-count="no-limit" fo:text-indent="0in" style:auto-text-indent="false"/>
      <style:text-properties fo:color="#d35805" loext:opacity="100%" style:font-name="Courier New" fo:font-family="'Courier New'" fo:font-size="10pt" fo:hyphenate="true" fo:hyphenation-remain-char-count="2" fo:hyphenation-push-char-count="2" loext:hyphenation-no-caps="false"/>
    </style:style>
    <style:style style:name="Code2_20_Last_20_Line" style:display-name="Code2 Last Line" style:family="paragraph" style:parent-style-name="Code2">
      <style:paragraph-properties fo:margin-top="0in" fo:margin-bottom="0.1575in" style:contextual-spacing="false" fo:hyphenation-ladder-count="no-limit"/>
      <style:text-properties fo:hyphenate="true" fo:hyphenation-remain-char-count="2" fo:hyphenation-push-char-count="2" loext:hyphenation-no-caps="false"/>
    </style:style>
    <style:style style:name="Index_20_Entry_20_4" style:display-name="Index Entry 4" style:family="paragraph" style:parent-style-name="Normal">
      <style:paragraph-properties fo:margin-left="0.9453in" fo:margin-right="0in" fo:margin-top="0in" fo:margin-bottom="0in" style:contextual-spacing="false" fo:hyphenation-ladder-count="no-limit" fo:text-indent="0in" style:auto-text-indent="false"/>
      <style:text-properties style:font-name="Times New Roman" fo:font-family="'Times New Roman'" style:font-charset="x-symbol" fo:font-size="12pt" fo:hyphenate="true" fo:hyphenation-remain-char-count="2" fo:hyphenation-push-char-count="2" loext:hyphenation-no-caps="false"/>
    </style:style>
    <style:style style:name="Book_20_Subtitle" style:display-name="Book Subtitle" style:family="paragraph" style:parent-style-name="Book_20_Title">
      <style:text-properties fo:font-size="14pt" fo:font-style="normal" fo:font-weight="normal" officeooo:rsid="0007c41f"/>
    </style:style>
    <style:style style:name="Normal_20_No_20_Spell" style:display-name="Normal No Spell" style:family="paragraph" style:parent-style-name="Normal">
      <style:text-properties fo:language="zxx" fo:country="none" style:language-complex="zxx" style:country-complex="none"/>
    </style:style>
    <style:style style:name="Heading_20_10" style:display-name="Heading 10" style:family="paragraph" style:parent-style-name="Heading_20_Font" style:next-style-name="Body_20_Text" style:default-outline-level="10" style:list-style-name="" style:class="text" style:master-page-name="">
      <style:paragraph-properties fo:margin-top="2in" fo:margin-bottom="0.1in" style:contextual-spacing="false" fo:text-align="start" style:justify-single-word="false" style:page-number="auto" fo:keep-with-next="always"/>
      <style:text-properties style:font-name="Noto Sans1" fo:font-family="'Noto Sans'" style:font-style-name="Bold" style:font-family-generic="swiss" style:font-pitch="variable" fo:font-size="12pt" fo:font-weight="normal" style:font-size-asian="75%" style:font-weight-asian="bold" style:font-size-complex="75%" style:font-weight-complex="bold"/>
    </style:style>
    <style:style style:name="Heading_20_Font" style:display-name="Heading Font" style:family="paragraph">
      <style:text-properties style:font-name="Noto Sans2" fo:font-family="'Noto Sans'" style:font-style-name="Condensed" style:font-family-generic="swiss" style:font-pitch="variable" fo:language="en" fo:country="US"/>
    </style:style>
    <style:style style:name="Heading_20_8" style:display-name="Heading 8" style:family="paragraph" style:parent-style-name="Heading" style:next-style-name="Text_20_body" style:default-outline-level="8" style:list-style-name="" style:class="text">
      <style:paragraph-properties fo:margin-top="0.2in" fo:margin-bottom="0.1598in" style:contextual-spacing="false" fo:text-align="center" style:justify-single-word="false"/>
      <style:text-properties style:font-name="Noto Sans5" fo:font-family="'Noto Sans'" style:font-style-name="Condensed Italic" style:font-family-generic="swiss" style:font-pitch="variable" fo:font-size="12pt" fo:font-style="normal" fo:font-weight="normal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default-outline-level="9" style:list-style-name="" style:class="text" style:master-page-name="">
      <loext:graphic-properties draw:opacity-name="Transparency_20_1"/>
      <style:paragraph-properties fo:margin-top="0.1in" fo:margin-bottom="0.1in" style:contextual-spacing="false" fo:text-align="start" style:justify-single-word="false" style:page-number="auto"/>
      <style:text-properties style:font-name="Noto Sans1" fo:font-family="'Noto Sans'" style:font-style-name="Bold" style:font-family-generic="swiss" style:font-pitch="variable" fo:font-size="12pt" fo:font-weight="bold" fo:background-color="#ffff6d" style:font-size-asian="75%" style:font-weight-asian="bold" style:font-size-complex="75%" style:font-weight-complex="bold"/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3.5598in" style:type="center"/>
          <style:tab-stop style:position="7.1201in" style:type="right"/>
        </style:tab-stops>
      </style:paragraph-properties>
    </style:style>
    <style:style style:name="Numbering_20_2" style:display-name="Numbering 2" style:family="paragraph" style:parent-style-name="List" style:class="list">
      <style:paragraph-properties fo:margin-left="0.5in" fo:margin-right="0in" fo:margin-top="0in" fo:margin-bottom="0.0835in" style:contextual-spacing="false" fo:text-indent="-0.25in" style:auto-text-indent="false"/>
    </style:style>
    <style:style style:name="Heading_20_7" style:display-name="Heading 7" style:family="paragraph" style:parent-style-name="Normal" style:next-style-name="Text_20_body" style:default-outline-level="7" style:list-style-name="" style:class="text">
      <style:paragraph-properties fo:margin-top="0.1in" fo:margin-bottom="0.1in" style:contextual-spacing="false"/>
      <style:text-properties style:font-name="Noto Sans1" fo:font-family="'Noto Sans'" style:font-style-name="Bold" style:font-family-generic="swiss" style:font-pitch="variable" fo:font-size="80%" fo:font-weight="bold" style:font-size-asian="80%" style:font-weight-asian="bold" style:font-name-complex="Noto Sans1" style:font-family-complex="'Noto Sans'" style:font-style-name-complex="Bold" style:font-family-generic-complex="swiss" style:font-pitch-complex="variable" style:font-size-complex="80%" style:font-weight-complex="bold"/>
    </style:style>
    <style:style style:name="Instructions" style:family="paragraph" style:parent-style-name="Normal">
      <style:text-properties officeooo:rsid="0236190d" fo:background-color="#b4c7dc"/>
    </style:style>
    <style:style style:name="Heading_20_1_20_FM" style:display-name="Heading 1 FM" style:family="paragraph" style:parent-style-name="Heading_20_1" style:next-style-name="Body_20_Text" style:default-outline-level="1" style:list-style-name="" style:master-page-name="">
      <style:paragraph-properties style:page-number="auto" fo:break-before="auto" fo:break-after="auto"/>
      <style:text-properties officeooo:rsid="01ac875d"/>
    </style:style>
    <style:style style:name="Heading_20_1_20_BM" style:display-name="Heading 1 BM" style:family="paragraph" style:parent-style-name="Heading_20_1_20_FM" style:next-style-name="Body_20_Text" style:default-outline-level="1" style:master-page-name="">
      <style:paragraph-properties style:page-number="auto" fo:break-before="auto" fo:break-after="auto"/>
    </style:style>
    <style:style style:name="Body_20_Text_20_First_20_Indent" style:display-name="Body Text First Indent" style:family="paragraph" style:parent-style-name="Normal" style:master-page-name="">
      <style:paragraph-properties fo:margin-left="0in" fo:margin-right="0in" fo:margin-top="0in" fo:margin-bottom="0in" style:contextual-spacing="false" fo:text-align="justify" style:justify-single-word="false" fo:hyphenation-ladder-count="no-limit" fo:text-indent="0.2598in" style:auto-text-indent="false" style:page-number="auto"/>
      <style:text-properties style:font-name-complex="Noto Serif3" style:font-family-complex="'Noto Serif'" style:font-style-name-complex="Regular" style:font-family-generic-complex="roman" style:font-pitch-complex="variable" fo:hyphenate="false" fo:hyphenation-remain-char-count="2" fo:hyphenation-push-char-count="2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style:font-name="Noto Sans1" fo:font-family="'Noto Sans'" style:font-style-name="Bold" style:font-family-generic="swiss" style:font-pitch="variable" fo:font-weight="bold" style:font-weight-asian="bold" style:font-weight-complex="bold"/>
    </style:style>
    <style:style style:name="Index_20_1" style:display-name="Index 1" style:family="paragraph" style:parent-style-name="Index" style:class="index">
      <style:paragraph-properties fo:margin-left="0in" fo:margin-right="0in" fo:text-indent="0in" style:auto-text-indent="false"/>
    </style:style>
    <style:style style:name="Body_20_Text" style:display-name="Body Text" style:family="paragraph" style:parent-style-name="Normal" style:next-style-name="Body_20_Text_20_First_20_Indent" style:master-page-name="">
      <style:paragraph-properties fo:margin-top="0in" fo:margin-bottom="0in" style:contextual-spacing="false" fo:text-align="justify" style:justify-single-word="false" fo:hyphenation-ladder-count="no-limit" style:page-number="auto"/>
      <style:text-properties style:use-window-font-color="true" loext:opacity="0%" style:font-name="Noto Serif3" fo:font-family="'Noto Serif'" style:font-style-name="Regular" style:font-family-generic="roman" style:font-pitch="variable" style:font-name-complex="Noto Serif3" style:font-family-complex="'Noto Serif'" style:font-style-name-complex="Regular" style:font-family-generic-complex="roman" style:font-pitch-complex="variable" fo:hyphenate="false" fo:hyphenation-remain-char-count="2" fo:hyphenation-push-char-count="2" loext:hyphenation-no-caps="false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5307in" style:type="right" style:leader-style="dotted" style:leader-text="."/>
        </style:tab-stops>
      </style:paragraph-properties>
    </style:style>
    <style:style style:name="Body_20_Text_20_No_20_Spell" style:display-name="Body Text No Spell" style:family="paragraph" style:parent-style-name="Normal">
      <style:text-properties fo:language="zxx" fo:country="none" style:language-complex="zxx" style:country-complex="none"/>
    </style:style>
    <style:style style:name="Body_20_Note" style:display-name="Body Note" style:family="paragraph" style:parent-style-name="Text_20_body">
      <loext:graphic-properties draw:fill="solid" draw:fill-color="#ffff38"/>
      <style:paragraph-properties fo:margin-left="0in" fo:margin-right="0in" fo:margin-top="0in" fo:margin-bottom="0in" style:contextual-spacing="false" fo:line-height="100%" fo:text-align="start" style:justify-single-word="false" fo:text-indent="0.2598in" style:auto-text-indent="false" fo:background-color="#ffff38"/>
      <style:text-properties officeooo:rsid="02d0bf21"/>
    </style:style>
    <style:style style:name="Heading_20_2_20_FBM" style:display-name="Heading 2 FBM" style:family="paragraph" style:parent-style-name="Heading_20_2" style:next-style-name="Body_20_Text" style:default-outline-level="" style:list-style-name=""/>
    <style:style style:name="Heading_20_3_20_FBM" style:display-name="Heading 3 FBM" style:family="paragraph" style:parent-style-name="Heading_20_3" style:next-style-name="Body_20_Text" style:default-outline-level="" style:list-style-name=""/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Part" style:family="paragraph" style:parent-style-name="Heading_20_1" style:next-style-name="Heading_20_1" style:default-outline-level="" style:list-style-name="" style:master-page-name="">
      <style:paragraph-properties fo:text-align="center" style:justify-single-word="false" style:page-number="auto" fo:break-before="auto" fo:break-after="auto">
        <style:tab-stops/>
      </style:paragraph-properties>
      <style:text-properties fo:text-transform="uppercase" fo:font-size="20pt" style:text-underline-style="solid" style:text-underline-type="double" style:text-underline-width="auto" style:text-underline-color="font-color" officeooo:rsid="02fd314c" style:font-size-asian="24pt" style:font-size-complex="24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Handwriting" style:family="paragraph" style:parent-style-name="Body_20_Text_20_First_20_Indent" style:master-page-name="">
      <style:paragraph-properties fo:margin-left="0.5in" fo:margin-right="0.3201in" fo:margin-top="0in" fo:margin-bottom="0.1in" style:contextual-spacing="false" fo:text-align="start" style:justify-single-word="false" fo:text-indent="0.2598in" style:auto-text-indent="false" style:page-number="auto"/>
      <style:text-properties style:font-name="Handlee" fo:font-family="Handlee" style:font-pitch="variable" fo:font-style="italic" fo:font-weight="bold" officeooo:rsid="05c54b04"/>
    </style:style>
    <style:style style:name="Body_20_Text_20_Left_20_Align" style:display-name="Body Text Left Align" style:family="paragraph" style:parent-style-name="Body_20_Text" style:master-page-name="">
      <style:paragraph-properties fo:text-align="start" style:justify-single-word="false" style:page-number="auto"/>
      <style:text-properties fo:language="zxx" fo:country="none" style:language-complex="zxx" style:country-complex="none"/>
    </style:style>
    <style:style style:name="Pacifico" style:family="paragraph" style:parent-style-name="Body_20_Text">
      <style:paragraph-properties fo:margin-left="0.5in" fo:margin-right="0.3201in" fo:margin-top="0in" fo:margin-bottom="0.1in" style:contextual-spacing="false" fo:text-align="start" style:justify-single-word="false" fo:text-indent="0.2598in" style:auto-text-indent="false"/>
      <style:text-properties style:font-name="Pacifico" fo:font-family="Pacifico" style:font-style-name="Regular" style:font-pitch="variable" fo:font-style="normal" fo:font-weight="normal" officeooo:rsid="0104f7b8"/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Drawing" style:family="paragraph" style:parent-style-name="Caption" style:class="extra"/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_20_right" style:display-name="Footer right" style:family="paragraph" style:parent-style-name="Footer" style:class="extra">
      <style:paragraph-properties fo:text-align="end" style:justify-single-word="false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Times New Roman" fo:font-family="'Times New Roman'" style:font-charset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style="italic"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>
      <style:text-properties style:font-name="DejaVu Serif" fo:font-family="'DejaVu Serif'" style:font-family-generic="roman" style:font-pitch="variable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Drop_20_Caps" style:display-name="Drop Caps" style:family="text"/>
    <style:style style:name="Strong" style:family="text" style:parent-style-name="Emphasis">
      <style:text-properties style:font-name="Noto Serif1" fo:font-family="'Noto Serif'" style:font-style-name="Bold" style:font-family-generic="roman" style:font-pitch="variable" fo:font-size="12pt" fo:font-style="normal" fo:font-weight="bold" officeooo:rsid="000693b5" style:font-style-asian="italic" style:font-style-complex="italic"/>
    </style:style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Citation" style:family="text"/>
    <style:style style:name="URL" style:family="text">
      <style:text-properties fo:color="#0000ff" loext:opacity="100%" style:text-underline-style="solid" style:text-underline-width="auto" style:text-underline-color="font-color"/>
    </style:style>
    <style:style style:name="HTML_20_Text" style:display-name="HTML Text" style:family="text">
      <style:text-properties fo:color="#808080" loext:opacity="100%"/>
    </style:style>
    <style:style style:name="Code_20_Span" style:display-name="Code Span" style:family="text">
      <style:text-properties style:font-name="Courier New" fo:font-family="'Courier New'" fo:font-size="10pt"/>
    </style:style>
    <style:style style:name="Comment_20_Text" style:display-name="Comment Text" style:family="text">
      <style:text-properties fo:background-color="#feffbb"/>
    </style:style>
    <style:style style:name="Comment_20_Content" style:display-name="Comment Content" style:family="text">
      <style:text-properties fo:background-color="#d9daff"/>
    </style:style>
    <style:style style:name="Menu-Shortcut" style:family="text">
      <style:text-properties style:font-name="Noto Mono" fo:font-family="'Noto Mono'" style:font-style-name="Bold" style:font-pitch="variable" fo:font-size="12pt" fo:language="en" fo:country="US" fo:font-weight="bold" style:font-weight-asian="bold" style:font-name-complex="Times New Roman2" style:font-family-complex="'Times New Roman'" style:font-style-name-complex="Regular" style:font-family-generic-complex="roman" style:font-pitch-complex="variable" style:font-weight-complex="bold"/>
    </style:style>
    <style:style style:name="Small_20_Caps" style:display-name="Small Caps" style:family="text">
      <style:text-properties fo:font-variant="small-caps" style:use-window-font-color="true" loext:opacity="0%" style:font-name="Noto Serif3" fo:font-family="'Noto Serif'" style:font-style-name="Regular" style:font-family-generic="roman" style:font-pitch="variable" fo:font-size="12pt" fo:language="en" fo:country="US" fo:font-style="normal" officeooo:rsid="02c24f97" style:font-style-asian="normal" style:font-name-complex="Times New Roman2" style:font-family-complex="'Times New Roman'" style:font-style-name-complex="Regular" style:font-family-generic-complex="roman" style:font-pitch-complex="variable" style:font-style-complex="normal"/>
    </style:style>
    <style:style style:name="Underline" style:family="text">
      <style:text-properties style:use-window-font-color="true" loext:opacity="0%" style:font-name="Noto Serif" fo:font-family="'Noto Serif'" style:font-family-generic="roman" style:font-pitch="variable" fo:font-size="12pt" fo:language="zxx" fo:country="none" fo:font-style="normal" style:text-underline-style="solid" style:text-underline-width="auto" style:text-underline-color="font-color" fo:font-weight="normal" officeooo:rsid="0043ebb7" style:font-size-asian="12pt" style:font-style-asian="normal" style:font-weight-asian="normal" style:font-name-complex="Times New Roman2" style:font-family-complex="'Times New Roman'" style:font-style-name-complex="Regular" style:font-family-generic-complex="roman" style:font-pitch-complex="variable" style:font-size-complex="12pt" style:language-complex="zxx" style:country-complex="none" style:font-style-complex="normal" style:font-weight-complex="normal"/>
    </style:style>
    <style:style style:name="Warning" style:family="text">
      <style:text-properties fo:color="#c9211e" loext:opacity="100%" style:font-name="Noto Mono" fo:font-family="'Noto Mono'" style:font-style-name="Bold" style:font-pitch="variable" fo:font-size="12pt" fo:language="en" fo:country="US" fo:font-weight="bold" style:font-weight-asian="bold" style:font-name-complex="Noto Serif3" style:font-family-complex="'Noto Serif'" style:font-style-name-complex="Regular" style:font-family-generic-complex="roman" style:font-pitch-complex="variable" style:font-weight-complex="bold"/>
    </style:style>
    <style:style style:name="Tip" style:family="text">
      <style:text-properties fo:color="#2a6099" loext:opacity="100%" style:font-name="Noto Mono" fo:font-family="'Noto Mono'" style:font-style-name="Bold" style:font-pitch="variable" fo:font-size="12pt" fo:language="en" fo:country="US" fo:font-weight="bold" style:font-name-complex="Noto Serif3" style:font-family-complex="'Noto Serif'" style:font-style-name-complex="Regular" style:font-family-generic-complex="roman" style:font-pitch-complex="variable"/>
    </style:style>
    <style:style style:name="Note" style:family="text">
      <style:text-properties style:use-window-font-color="true" loext:opacity="0%" style:font-name="Noto Mono1" fo:font-family="'Noto Mono'" style:font-pitch="variable" fo:font-size="12pt" fo:language="en" fo:country="US" fo:font-style="normal" fo:font-weight="bold" officeooo:rsid="00e74f2c" style:font-style-asian="normal" style:font-weight-asian="bold" style:font-name-complex="Noto Serif3" style:font-family-complex="'Noto Serif'" style:font-style-name-complex="Regular" style:font-family-generic-complex="roman" style:font-pitch-complex="variable" style:font-style-complex="normal" style:font-weight-complex="bold"/>
    </style:style>
    <style:style style:name="Largest_20_Text" style:display-name="Largest Text" style:family="text">
      <style:text-properties style:use-window-font-color="true" loext:opacity="0%" style:font-name="Noto Serif3" fo:font-family="'Noto Serif'" style:font-style-name="Regular" style:font-family-generic="roman" style:font-pitch="variable" fo:font-size="210%" fo:language="en" fo:country="US" fo:font-weight="bold" officeooo:rsid="06c380d9" style:font-size-asian="28pt" style:font-name-complex="Noto Serif3" style:font-family-complex="'Noto Serif'" style:font-style-name-complex="Regular" style:font-family-generic-complex="roman" style:font-pitch-complex="variable" style:font-size-complex="2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space" fo:text-indent="-0.1201in" fo:margin-left="0.1201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1181in" fo:text-indent="-0.1181in" fo:margin-left="0.1181in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2362in" fo:text-indent="-0.1181in" fo:margin-left="0.2362in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5752in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DWS_20_Bullet_20_List" style:display-name="DWS Bullet List">
      <text:list-level-style-bullet text:level="1" text:style-name="Bullet_20_Symbols" style:num-prefix=" " style:num-suffix=" " text:bullet-char="•">
        <style:list-level-properties text:space-before="0.2406in" text:min-label-width="0.2402in"/>
        <style:text-properties style:font-name="Times New Roman"/>
      </text:list-level-style-bullet>
      <text:list-level-style-bullet text:level="2" text:style-name="Bullet_20_Symbols" text:bullet-char="◦">
        <style:list-level-properties text:space-before="0.4701in" text:min-label-width="0.2402in"/>
        <style:text-properties style:font-name="OpenSymbol"/>
      </text:list-level-style-bullet>
      <text:list-level-style-bullet text:level="3" text:style-name="Bullet_20_Symbols" style:num-prefix=" " style:num-suffix=" " text:bullet-char="∘">
        <style:list-level-properties text:space-before="0.7091in" text:min-label-width="0.2362in"/>
        <style:text-properties style:font-name="Times New Roman"/>
      </text:list-level-style-bullet>
      <text:list-level-style-bullet text:level="4" text:style-name="Bullet_20_Symbols" style:num-prefix=" " style:num-suffix=" " text:bullet-char="▪">
        <style:list-level-properties text:space-before="0.9449in" text:min-label-width="0.2362in"/>
        <style:text-properties style:font-name="Times New Roman"/>
      </text:list-level-style-bullet>
      <text:list-level-style-bullet text:level="5" text:style-name="Bullet_20_Symbols" style:num-prefix=" " style:num-suffix=" " text:bullet-char="•">
        <style:list-level-properties text:space-before="1.1811in" text:min-label-width="0.2362in"/>
        <style:text-properties style:font-name="Times New Roman"/>
      </text:list-level-style-bullet>
      <text:list-level-style-bullet text:level="6" text:style-name="Bullet_20_Symbols" style:num-prefix=" " style:num-suffix=" " text:bullet-char="•">
        <style:list-level-properties text:space-before="1.4173in" text:min-label-width="0.2362in"/>
        <style:text-properties style:font-name="Times New Roman"/>
      </text:list-level-style-bullet>
      <text:list-level-style-bullet text:level="7" text:style-name="Bullet_20_Symbols" style:num-prefix=" " style:num-suffix=" " text:bullet-char="•">
        <style:list-level-properties text:space-before="1.6535in" text:min-label-width="0.2362in"/>
        <style:text-properties style:font-name="Times New Roman"/>
      </text:list-level-style-bullet>
      <text:list-level-style-bullet text:level="8" text:style-name="Bullet_20_Symbols" style:num-prefix=" " style:num-suffix=" " text:bullet-char="•">
        <style:list-level-properties text:space-before="1.8894in" text:min-label-width="0.2362in"/>
        <style:text-properties style:font-name="Times New Roman"/>
      </text:list-level-style-bullet>
      <text:list-level-style-bullet text:level="9" text:style-name="Bullet_20_Symbols" style:num-prefix=" " style:num-suffix=" " text:bullet-char="•">
        <style:list-level-properties text:space-before="2.1264in" text:min-label-width="0.2362in"/>
        <style:text-properties style:font-name="Times New Roman"/>
      </text:list-level-style-bullet>
      <text:list-level-style-bullet text:level="10" text:style-name="Bullet_20_Symbols" style:num-prefix=" " style:num-suffix=" " text:bullet-char="•">
        <style:list-level-properties text:space-before="2.3622in" text:min-label-width="0.2362in"/>
        <style:text-properties style:font-name="Times New Roman"/>
      </text:list-level-style-bullet>
    </text:list-style>
    <text:list-style style:name="DWS_20_Numbered_20_List" style:display-name="DWS Numbered List">
      <text:list-level-style-number text:level="1" text:style-name="Numbering_20_Symbols" style:num-prefix=" " style:num-suffix=". " style:num-format="1">
        <style:list-level-properties text:space-before="0.2406in" text:min-label-width="0.2402in"/>
      </text:list-level-style-number>
      <text:list-level-style-number text:level="2" text:style-name="Numbering_20_Symbols" style:num-prefix=" (" style:num-suffix=") " style:num-format="a">
        <style:list-level-properties text:space-before="0.472in" text:min-label-width="0.2362in"/>
      </text:list-level-style-number>
      <text:list-level-style-number text:level="3" text:style-name="Numbering_20_Symbols" style:num-prefix=" (" style:num-suffix=") " style:num-format="i">
        <style:list-level-properties text:space-before="0.7091in" text:min-label-width="0.2362in"/>
      </text:list-level-style-number>
      <text:list-level-style-number text:level="4" text:style-name="Numbering_20_Symbols" style:num-prefix=" (" style:num-suffix=") " style:num-format="I">
        <style:list-level-properties text:space-before="0.9449in" text:min-label-width="0.2362in"/>
      </text:list-level-style-number>
      <text:list-level-style-number text:level="5" text:style-name="Numbering_20_Symbols" style:num-prefix=" " style:num-suffix=". " style:num-format="1">
        <style:list-level-properties text:space-before="1.1811in" text:min-label-width="0.2362in"/>
      </text:list-level-style-number>
      <text:list-level-style-number text:level="6" text:style-name="Numbering_20_Symbols" style:num-prefix=" " style:num-suffix=". " style:num-format="1">
        <style:list-level-properties text:space-before="1.4173in" text:min-label-width="0.2362in"/>
      </text:list-level-style-number>
      <text:list-level-style-number text:level="7" text:style-name="Numbering_20_Symbols" style:num-prefix=" " style:num-suffix=". " style:num-format="1">
        <style:list-level-properties text:space-before="1.6535in" text:min-label-width="0.2362in"/>
      </text:list-level-style-number>
      <text:list-level-style-number text:level="8" text:style-name="Numbering_20_Symbols" style:num-prefix=" " style:num-suffix=". " style:num-format="1">
        <style:list-level-properties text:space-before="1.8894in" text:min-label-width="0.2362in"/>
      </text:list-level-style-number>
      <text:list-level-style-number text:level="9" text:style-name="Numbering_20_Symbols" style:num-prefix=" " style:num-suffix=". " style:num-format="1">
        <style:list-level-properties text:space-before="2.1264in" text:min-label-width="0.2362in"/>
      </text:list-level-style-number>
      <text:list-level-style-number text:level="10" text:style-name="Numbering_20_Symbols" style:num-prefix=" " style:num-suffix=". " style:num-format="1">
        <style:list-level-properties text:space-before="2.3622in" text:min-label-width="0.2362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date-style style:name="N10121" number:language="en" number:country="US">
      <number:year number:style="long"/>
    </number:date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initial-creator>David Snow</meta:initial-creator>
    <meta:creation-date>2020-06-04T08:21:15.391533046</meta:creation-date>
    <dc:date>2021-01-18T09:12:03.022456239</dc:date>
    <dc:creator>David Snow</dc:creator>
    <meta:editing-duration>PT3H51M32S</meta:editing-duration>
    <meta:editing-cycles>38</meta:editing-cycles>
    <meta:generator>LibreOffice/7.1.0.1$MacOSX_X86_64 LibreOffice_project/b585d7d90ab863bf29b2d110c174c0c2a98f3ee4</meta:generator>
    <dc:title>README.odt</dc:title>
    <meta:document-statistic meta:table-count="0" meta:image-count="0" meta:object-count="0" meta:page-count="3" meta:paragraph-count="43" meta:word-count="519" meta:character-count="3194" meta:non-whitespace-character-count="2721"/>
    <meta:user-defined meta:name="AuthorName">David W. Snow</meta:user-defined>
  </office:meta>
</office:document-meta>
</file>